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00000134C00000820742A40E9.svm"/>
  <manifest:file-entry manifest:media-type="image/png" manifest:full-path="Pictures/10000000000000200000002000309F1C.png"/>
  <manifest:file-entry manifest:media-type="" manifest:full-path="Pictures/200000A2000003DC0000038E22908D70.svm"/>
  <manifest:file-entry manifest:media-type="" manifest:full-path="Pictures/2000031E000015200000076A083094F5.svm"/>
  <manifest:file-entry manifest:media-type="" manifest:full-path="Pictures/200006000000129600001144769137C1.svm"/>
  <manifest:file-entry manifest:media-type="" manifest:full-path="Pictures/200005A3000017DE00000C4AD1C951FE.svm"/>
  <manifest:file-entry manifest:media-type="" manifest:full-path="Pictures/200000B1000005E40000035A2F9BB3F0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vertical-align="middle"/>
    </style:style>
    <style:style style:name="gr5" style:family="graphic" style:parent-style-name="standard">
      <style:graphic-properties draw:fill="solid" draw:fill-color="#000000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83caff" draw:textarea-vertical-align="middle"/>
    </style:style>
    <style:style style:name="gr10" style:family="graphic" style:parent-style-name="standard">
      <style:graphic-properties draw:fill="solid" draw:fill-color="#cfe7f5" draw:textarea-vertical-align="middle"/>
    </style:style>
    <style:style style:name="gr11" style:family="graphic" style:parent-style-name="standard">
      <style:graphic-properties draw:stroke="none" draw:fill="none" draw:fill-color="#83caff" fo:min-height="1.264cm"/>
    </style:style>
    <style:style style:name="gr12" style:family="graphic" style:parent-style-name="standard">
      <style:graphic-properties draw:fill-color="#0084d1" draw:textarea-vertical-align="middle"/>
    </style:style>
    <style:style style:name="gr13" style:family="graphic" style:parent-style-name="standard">
      <style:graphic-properties draw:fill="solid" draw:fill-color="#0084d1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fill="solid" draw:fill-color="#cfe7f5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08cm"/>
    </style:style>
    <style:style style:name="gr20" style:family="graphic" style:parent-style-name="standard">
      <style:graphic-properties draw:stroke="none" svg:stroke-color="#000000" draw:fill="none" draw:fill-color="#ffffff" fo:min-height="0.889cm"/>
    </style:style>
    <style:style style:name="gr21" style:family="graphic" style:parent-style-name="standard">
      <style:graphic-properties draw:stroke="none" draw:fill="none" draw:fill-color="#0084d1" fo:min-height="0.714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draw:stroke="none" svg:stroke-color="#000000" draw:fill="none" draw:fill-color="#ffffff" fo:min-height="1.397cm"/>
    </style:style>
    <style:style style:name="gr24" style:family="graphic" style:parent-style-name="standard">
      <style:graphic-properties draw:stroke="none" svg:stroke-color="#000000" draw:fill="none" draw:fill-color="#ffffff" fo:min-height="1.016cm"/>
    </style:style>
    <style:style style:name="gr25" style:family="graphic" style:parent-style-name="standard">
      <style:graphic-properties draw:stroke="none" svg:stroke-color="#000000" draw:fill="none" draw:fill-color="#ffffff" fo:min-height="0.7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27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roman" style:font-pitch="variable" fo:font-size="16pt" style:letter-kerning="true" style:font-family-asian="'Microsoft YaHei'" style:font-family-generic-asian="system" style:font-pitch-asian="variabl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3" style:family="text">
      <style:text-properties fo:font-size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family="Arial" style:font-family-generic="roman" style:font-pitch="variable" fo:font-size="10pt" style:letter-kerning="true" style:font-family-asian="'Microsoft YaHei'" style:font-family-generic-asian="system" style:font-pitch-asian="variable" style:font-size-asian="10pt" style:font-family-complex="'Arial Unicode MS'" style:font-family-generic-complex="system" style:font-pitch-complex="variable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5cm" svg:height="1.04cm" svg:x="1.803cm" svg:y="8.922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9cm" svg:y1="3.266cm" svg:x2="4.074cm" svg:y2="3.934cm">
          <text:p/>
        </draw:line>
        <draw:line draw:style-name="gr2" draw:text-style-name="P1" draw:layer="layout" svg:x1="7.86cm" svg:y1="3.266cm" svg:x2="4.075cm" svg:y2="3.934cm">
          <text:p/>
        </draw:line>
        <draw:line draw:style-name="gr2" draw:text-style-name="P1" draw:layer="layout" svg:x1="7.859cm" svg:y1="3.266cm" svg:x2="10.887cm" svg:y2="3.86cm">
          <text:p/>
        </draw:line>
        <draw:line draw:style-name="gr2" draw:text-style-name="P1" draw:layer="layout" svg:x1="3.99cm" svg:y1="4.974cm" svg:x2="3.99cm" svg:y2="5.717cm">
          <text:p/>
        </draw:line>
        <draw:line draw:style-name="gr2" draw:text-style-name="P1" draw:layer="layout" svg:x1="10.825cm" svg:y1="4.912cm" svg:x2="10.971cm" svg:y2="5.568cm">
          <text:p/>
        </draw:line>
        <draw:line draw:style-name="gr2" draw:text-style-name="P1" draw:layer="layout" svg:x1="4.074cm" svg:y1="6.756cm" svg:x2="4.074cm" svg:y2="7.202cm">
          <text:p/>
        </draw:line>
        <draw:line draw:style-name="gr2" draw:text-style-name="P1" draw:layer="layout" svg:x1="11.16cm" svg:y1="6.588cm" svg:x2="11.223cm" svg:y2="7.276cm">
          <text:p/>
        </draw:line>
        <draw:line draw:style-name="gr2" draw:text-style-name="P1" draw:layer="layout" svg:x1="4.074cm" svg:y1="8.316cm" svg:x2="3.822cm" svg:y2="8.91cm">
          <text:p/>
        </draw:line>
        <draw:line draw:style-name="gr2" draw:text-style-name="P1" draw:layer="layout" svg:x1="4.048cm" svg:y1="8.366cm" svg:x2="8.027cm" svg:y2="8.836cm">
          <text:p/>
        </draw:line>
        <draw:line draw:style-name="gr2" draw:text-style-name="P1" draw:layer="layout" svg:x1="11.287cm" svg:y1="8.366cm" svg:x2="12.049cm" svg:y2="10.271cm">
          <text:p/>
        </draw:line>
        <draw:line draw:style-name="gr2" draw:text-style-name="P1" draw:layer="layout" svg:x1="3.569cm" svg:y1="9.95cm" svg:x2="3.569cm" svg:y2="10.841cm">
          <text:p/>
        </draw:line>
        <draw:line draw:style-name="gr2" draw:text-style-name="P1" draw:layer="layout" svg:x1="3.667cm" svg:y1="11.795cm" svg:x2="3.738cm" svg:y2="12.624cm">
          <text:p/>
        </draw:line>
        <draw:line draw:style-name="gr2" draw:text-style-name="P1" draw:layer="layout" svg:x1="7.985cm" svg:y1="9.636cm" svg:x2="8.027cm" svg:y2="12.549cm">
          <text:p/>
        </draw:line>
        <draw:line draw:style-name="gr2" draw:text-style-name="P1" draw:layer="layout" svg:x1="12.811cm" svg:y1="6.588cm" svg:x2="16.748cm" svg:y2="10.398cm">
          <text:p/>
        </draw:line>
        <draw:line draw:style-name="gr2" draw:text-style-name="P1" draw:layer="layout" svg:x1="12.43cm" svg:y1="11.414cm" svg:x2="12.43cm" svg:y2="12.049cm">
          <text:p/>
        </draw:line>
        <draw:line draw:style-name="gr2" draw:text-style-name="P1" draw:layer="layout" svg:x1="16.875cm" svg:y1="11.414cm" svg:x2="16.875cm" svg:y2="12.049cm">
          <text:p/>
        </draw:line>
        <draw:line draw:style-name="gr2" draw:text-style-name="P1" draw:layer="layout" svg:x1="12.43cm" svg:y1="13.065cm" svg:x2="12.43cm" svg:y2="13.827cm">
          <text:p/>
        </draw:line>
        <draw:line draw:style-name="gr2" draw:text-style-name="P1" draw:layer="layout" svg:x1="17.002cm" svg:y1="13.065cm" svg:x2="17.002cm" svg:y2="13.7cm">
          <text:p/>
        </draw:line>
        <draw:line draw:style-name="gr2" draw:text-style-name="P1" draw:layer="layout" svg:x1="16.875cm" svg:y1="14.716cm" svg:x2="16.875cm" svg:y2="15.097cm">
          <text:p/>
        </draw:line>
        <draw:custom-shape draw:style-name="gr3" draw:text-style-name="P1" draw:layer="layout" svg:width="3.785cm" svg:height="1.04cm" svg:x="6.008cm" svg:y="2.1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2.223cm" svg:y="3.888cm">
          <text:p text:style-name="P1">elemen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9.288cm" svg:y="5.58cm">
          <text:p text:style-name="P1">elemen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4cm" svg:x="8.784cm" svg:y="3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2.223cm" svg:y="5.6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9.457cm" svg:y="7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2.223cm" svg:y="7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6.345cm" svg:y="8.848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39cm" svg:x="10.408cm" svg:y="10.334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14.95cm" svg:y="10.408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39cm" svg:x="2.308cm" svg:y="12.562cm">
          <text:p text:style-name="P1">elemen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1.803cm" svg:y="8.923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39cm" svg:x="6.429cm" svg:y="12.562cm">
          <text:p text:style-name="P1">elemen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10.788cm" svg:y="13.824cm">
          <text:p text:style-name="P1">elemen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4cm" svg:height="1.039cm" svg:x="15.377cm" svg:y="15.074cm">
          <text:p text:style-name="P1">elemen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10.677cm" svg:y="12.0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15.224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39cm" svg:x="15.351cm" svg:y="13.6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85cm" svg:height="1.04cm" svg:x="1.635cm" svg:y="10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4cm" svg:x="13.827cm" svg:y="5.548cm">
          <text:p text:style-name="P1">elemen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85cm" svg:height="1.039cm" svg:x="15.122cm" svg:y="7.454cm">
          <text:p text:style-name="P1">elemen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922cm" svg:y1="4.937cm" svg:x2="15.732cm" svg:y2="5.572cm">
          <text:p/>
        </draw:line>
        <draw:line draw:style-name="gr2" draw:text-style-name="P1" draw:layer="layout" svg:x1="12.938cm" svg:y1="6.588cm" svg:x2="17.002cm" svg:y2="7.477cm">
          <text:p/>
        </draw:line>
      </draw:page>
      <draw:page draw:name="page2" draw:style-name="dp1" draw:master-page-name="Default">
        <draw:path draw:style-name="gr2" draw:text-style-name="P1" draw:layer="layout" svg:width="2.807cm" svg:height="1.003cm" svg:x="1.503cm" svg:y="2.79cm" svg:viewBox="0 0 2808 1004" svg:d="m127 726c386-247 513-357 513-357l388-261c0 0 501-247 1009 7s635 381 762 508-1143 381-1524 381-1275-280-1275-280z">
          <text:p/>
        </draw:path>
        <draw:ellipse draw:style-name="gr4" draw:text-style-name="P1" draw:layer="layout" svg:width="1.164cm" svg:height="0.997cm" svg:x="2.376cm" svg:y="2.797cm">
          <text:p/>
        </draw:ellipse>
        <draw:circle draw:style-name="gr5" draw:text-style-name="P1" draw:layer="layout" svg:width="0.254cm" svg:height="0.254cm" svg:x="2.805cm" svg:y="3.186cm">
          <text:p/>
        </draw:circle>
        <draw:path draw:style-name="gr2" draw:text-style-name="P1" draw:layer="layout" svg:width="2.807cm" svg:height="1.003cm" svg:x="4.703cm" svg:y="2.79cm" svg:viewBox="0 0 2808 1004" svg:d="m2681 726c-386-247-513-357-513-357l-388-261c0 0-501-247-1009 7s-635 381-762 508 1143 381 1524 381 1275-280 1275-280z">
          <text:p/>
        </draw:path>
        <draw:ellipse draw:style-name="gr4" draw:text-style-name="P1" draw:layer="layout" svg:width="1.164cm" svg:height="0.997cm" svg:x="5.474cm" svg:y="2.797cm">
          <text:p/>
        </draw:ellipse>
        <draw:circle draw:style-name="gr5" draw:text-style-name="P1" draw:layer="layout" svg:width="0.254cm" svg:height="0.254cm" svg:x="5.955cm" svg:y="3.186cm">
          <text:p/>
        </draw:circle>
        <draw:frame draw:style-name="gr6" draw:text-style-name="P1" draw:layer="layout" svg:width="4.973cm" svg:height="2.063cm" svg:x="9.362cm" svg:y="5.287cm">
          <draw:image xlink:href="Pictures/200000600000134C00000820742A40E9.svm" xlink:type="simple" xlink:show="embed" xlink:actuate="onLoad">
            <text:p/>
          </draw:image>
        </draw:frame>
        <draw:frame draw:style-name="gr6" draw:text-style-name="P1" draw:layer="layout" svg:width="5.08cm" svg:height="2.819cm" svg:x="7.958cm" svg:y="7.66cm">
          <draw:image xlink:href="Pictures/200000B1000005E40000035A2F9BB3F0.svm" xlink:type="simple" xlink:show="embed" xlink:actuate="onLoad">
            <text:p/>
          </draw:image>
        </draw:frame>
        <draw:frame draw:style-name="gr6" draw:text-style-name="P1" draw:layer="layout" svg:width="5.08cm" svg:height="4.648cm" svg:x="6.588cm" svg:y="12.319cm">
          <draw:image xlink:href="Pictures/200000A2000003DC0000038E22908D70.svm" xlink:type="simple" xlink:show="embed" xlink:actuate="onLoad">
            <text:p/>
          </draw:image>
        </draw:frame>
        <draw:frame draw:style-name="gr6" draw:text-style-name="P1" draw:layer="layout" svg:width="6.165cm" svg:height="3.149cm" svg:x="6.08cm" svg:y="18.297cm">
          <draw:image xlink:href="Pictures/200005A3000017DE00000C4AD1C951FE.svm" xlink:type="simple" xlink:show="embed" xlink:actuate="onLoad">
            <text:p/>
          </draw:image>
        </draw:frame>
        <draw:frame draw:style-name="gr6" draw:text-style-name="P1" draw:layer="layout" svg:width="5.08cm" svg:height="1.753cm" svg:x="12.176cm" svg:y="12.43cm">
          <draw:image xlink:href="Pictures/2000031E000015200000076A083094F5.svm" xlink:type="simple" xlink:show="embed" xlink:actuate="onLoad">
            <text:p/>
          </draw:image>
        </draw:frame>
        <draw:frame draw:style-name="gr6" draw:text-style-name="P1" draw:layer="layout" svg:width="4.789cm" svg:height="4.445cm" svg:x="13.483cm" svg:y="15.859cm">
          <draw:image xlink:href="Pictures/200006000000129600001144769137C1.svm" xlink:type="simple" xlink:show="embed" xlink:actuate="onLoad">
            <text:p/>
          </draw:image>
        </draw:frame>
      </draw:page>
      <draw:page draw:name="page3" draw:style-name="dp1" draw:master-page-name="Default">
        <draw:path draw:style-name="gr7" draw:text-style-name="P1" draw:layer="layout" svg:width="2.588cm" svg:height="2.716cm" svg:x="14.299cm" svg:y="13.269cm" svg:viewBox="0 0 2589 2717" svg:d="m2195 685c-302-1291-263-326-1143-508s-762 381-762 381c0 0-564 433-120 1479s856 569 1110 585 1143 254 1270-508-101 222-101-794z">
          <text:p/>
        </draw:path>
        <draw:path draw:style-name="gr7" draw:text-style-name="P1" draw:layer="layout" svg:width="2.654cm" svg:height="5.061cm" svg:x="12.684cm" svg:y="15.749cm" svg:viewBox="0 0 2655 5062" svg:d="m2248 1285c-302-1291-263-1088-1143-1270s-1016 1397-1016 1397c0 0-284 1925 160 2971s856 569 1110 585 1143 254 1270-508-254-1270-254-2286z">
          <text:p/>
        </draw:path>
        <draw:path draw:style-name="gr7" draw:text-style-name="P1" draw:layer="layout" svg:width="2.875cm" svg:height="4.627cm" svg:x="6.831cm" svg:y="15.694cm" svg:viewBox="0 0 2876 4628" svg:d="m880 0c-1270 381-742 673-869 1562s889 2436 889 2436c0 0 254 993 1270 485s635-1143 635-1397 234-1816-147-2324-254-508-508-635z">
          <text:p/>
        </draw:path>
        <draw:path draw:style-name="gr7" draw:text-style-name="P1" draw:layer="layout" svg:width="7.52cm" svg:height="7.114cm" svg:x="9.989cm" svg:y="3.893cm" svg:viewBox="0 0 7521 7115" svg:d="m7521 2949c-302-1291-5125-2752-6005-2934s-1291 1331-1291 1331c0 0-481 3660-37 4706s1933 617 2187 633 1186 677 1717 328 1636-136 1778-381z">
          <text:p/>
        </draw:path>
        <draw:path draw:style-name="gr7" draw:text-style-name="P1" draw:layer="layout" svg:width="6.374cm" svg:height="6.956cm" svg:x="3.286cm" svg:y="3.54cm" svg:viewBox="0 0 6375 6957" svg:d="m3960 0c-1270 381-3828 2794-3955 3683s2159 3048 2159 3048c0 0 2662 508 3678 0s266-4508 266-4762-381-635-762-1143-635-635-889-762z">
          <text:p/>
        </draw:path>
        <draw:line draw:style-name="gr2" draw:text-style-name="P1" draw:layer="layout" svg:x1="9.796cm" svg:y1="3.206cm" svg:x2="7.256cm" svg:y2="4.476cm">
          <text:p/>
        </draw:line>
        <draw:line draw:style-name="gr2" draw:text-style-name="P1" draw:layer="layout" svg:x1="10.177cm" svg:y1="2.825cm" svg:x2="11.32cm" svg:y2="4.984cm">
          <text:p/>
        </draw:line>
        <draw:line draw:style-name="gr2" draw:text-style-name="P1" draw:layer="layout" svg:x1="10.685cm" svg:y1="3.079cm" svg:x2="15.384cm" svg:y2="4.73cm">
          <text:p/>
        </draw:line>
        <draw:line draw:style-name="gr2" draw:text-style-name="P1" draw:layer="layout" svg:x1="7.002cm" svg:y1="4.984cm" svg:x2="5.605cm" svg:y2="6.635cm">
          <text:p/>
        </draw:line>
        <draw:line draw:style-name="gr2" draw:text-style-name="P1" draw:layer="layout" svg:x1="6.875cm" svg:y1="4.73cm" svg:x2="8.145cm" svg:y2="6.889cm">
          <text:p/>
        </draw:line>
        <draw:line draw:style-name="gr2" draw:text-style-name="P1" draw:layer="layout" svg:x1="5.378cm" svg:y1="6.889cm" svg:x2="5.378cm" svg:y2="9.048cm">
          <text:p/>
        </draw:line>
        <draw:line draw:style-name="gr2" draw:text-style-name="P1" draw:layer="layout" svg:x1="8.145cm" svg:y1="7.016cm" svg:x2="8.145cm" svg:y2="9.175cm">
          <text:p/>
        </draw:line>
        <draw:line draw:style-name="gr2" draw:text-style-name="P1" draw:layer="layout" svg:x1="11.066cm" svg:y1="5.238cm" svg:x2="10.939cm" svg:y2="6.889cm">
          <text:p/>
        </draw:line>
        <draw:line draw:style-name="gr2" draw:text-style-name="P1" draw:layer="layout" svg:x1="11.447cm" svg:y1="5.111cm" svg:x2="13.606cm" svg:y2="6.889cm">
          <text:p/>
        </draw:line>
        <draw:line draw:style-name="gr2" draw:text-style-name="P1" draw:layer="layout" svg:x1="11.447cm" svg:y1="4.857cm" svg:x2="16.4cm" svg:y2="6.762cm">
          <text:p/>
        </draw:line>
        <draw:line draw:style-name="gr2" draw:text-style-name="P1" draw:layer="layout" svg:x1="10.812cm" svg:y1="7.143cm" svg:x2="10.939cm" svg:y2="8.794cm">
          <text:p/>
        </draw:line>
        <draw:line draw:style-name="gr2" draw:text-style-name="P1" draw:layer="layout" svg:x1="13.733cm" svg:y1="7.016cm" svg:x2="13.733cm" svg:y2="8.921cm">
          <text:p/>
        </draw:line>
        <draw:custom-shape draw:style-name="gr1" draw:text-style-name="P1" draw:layer="layout" svg:width="1.397cm" svg:height="1.397cm" svg:x="9.542cm" svg:y="2.06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4.0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4.0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4.0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6.1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6.1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6.1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6.1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6.1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8.2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8.2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8.2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8.2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96cm" svg:y1="3.205cm" svg:x2="7.256cm" svg:y2="4.475cm">
          <text:p/>
        </draw:line>
        <draw:line draw:style-name="gr2" draw:text-style-name="P1" draw:layer="layout" svg:x1="10.177cm" svg:y1="2.824cm" svg:x2="11.32cm" svg:y2="4.983cm">
          <text:p/>
        </draw:line>
        <draw:line draw:style-name="gr2" draw:text-style-name="P1" draw:layer="layout" svg:x1="10.685cm" svg:y1="3.078cm" svg:x2="15.384cm" svg:y2="4.729cm">
          <text:p/>
        </draw:line>
        <draw:line draw:style-name="gr2" draw:text-style-name="P1" draw:layer="layout" svg:x1="7.002cm" svg:y1="4.983cm" svg:x2="5.605cm" svg:y2="6.634cm">
          <text:p/>
        </draw:line>
        <draw:line draw:style-name="gr2" draw:text-style-name="P1" draw:layer="layout" svg:x1="6.875cm" svg:y1="4.729cm" svg:x2="8.145cm" svg:y2="6.888cm">
          <text:p/>
        </draw:line>
        <draw:line draw:style-name="gr2" draw:text-style-name="P1" draw:layer="layout" svg:x1="5.378cm" svg:y1="6.888cm" svg:x2="5.378cm" svg:y2="9.047cm">
          <text:p/>
        </draw:line>
        <draw:line draw:style-name="gr2" draw:text-style-name="P1" draw:layer="layout" svg:x1="8.145cm" svg:y1="7.015cm" svg:x2="8.145cm" svg:y2="9.174cm">
          <text:p/>
        </draw:line>
        <draw:line draw:style-name="gr2" draw:text-style-name="P1" draw:layer="layout" svg:x1="11.066cm" svg:y1="5.237cm" svg:x2="10.939cm" svg:y2="6.888cm">
          <text:p/>
        </draw:line>
        <draw:line draw:style-name="gr2" draw:text-style-name="P1" draw:layer="layout" svg:x1="11.447cm" svg:y1="5.11cm" svg:x2="13.606cm" svg:y2="6.888cm">
          <text:p/>
        </draw:line>
        <draw:line draw:style-name="gr2" draw:text-style-name="P1" draw:layer="layout" svg:x1="11.447cm" svg:y1="4.856cm" svg:x2="16.4cm" svg:y2="6.761cm">
          <text:p/>
        </draw:line>
        <draw:line draw:style-name="gr2" draw:text-style-name="P1" draw:layer="layout" svg:x1="10.812cm" svg:y1="7.142cm" svg:x2="10.939cm" svg:y2="8.793cm">
          <text:p/>
        </draw:line>
        <draw:line draw:style-name="gr2" draw:text-style-name="P1" draw:layer="layout" svg:x1="13.733cm" svg:y1="7.015cm" svg:x2="13.733cm" svg:y2="8.92cm">
          <text:p/>
        </draw:line>
        <draw:custom-shape draw:style-name="gr3" draw:text-style-name="P1" draw:layer="layout" svg:width="1.397cm" svg:height="1.397cm" svg:x="9.542cm" svg:y="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4.09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4.09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4.09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6.12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6.12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6.12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6.12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6.12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8.22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8.22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8.22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8.22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4.191cm" svg:height="1.397cm" svg:x="1.508cm" svg:y="1.389cm">
          <text:p text:style-name="P1">Query </text:p>
          <text:p text:style-name="P1">element1</text:p>
        </draw:rect>
        <draw:path draw:style-name="gr7" draw:text-style-name="P1" draw:layer="layout" svg:width="2.654cm" svg:height="5.061cm" svg:x="9.928cm" svg:y="15.463cm" svg:viewBox="0 0 2655 5062" svg:d="m2248 1285c-302-1291-263-1088-1143-1270s-1016 1397-1016 1397c0 0-284 1925 160 2971s856 569 1110 585 1143 254 1270-508-254-1270-254-2286z">
          <text:p/>
        </draw:path>
        <draw:path draw:style-name="gr7" draw:text-style-name="P1" draw:layer="layout" svg:width="3.578cm" svg:height="4.482cm" svg:x="3.263cm" svg:y="15.671cm" svg:viewBox="0 0 3579 4483" svg:d="m1273 0c-1270 381-1138 630-1265 1519s1285 2479 1285 2479c0 0 742 828 1758 320s254-2286 254-2540 127-508-254-1016-254-508-508-635z">
          <text:p/>
        </draw:path>
        <draw:line draw:style-name="gr2" draw:text-style-name="P1" draw:layer="layout" svg:x1="9.796cm" svg:y1="13.107cm" svg:x2="7.256cm" svg:y2="14.377cm">
          <text:p/>
        </draw:line>
        <draw:line draw:style-name="gr2" draw:text-style-name="P1" draw:layer="layout" svg:x1="10.177cm" svg:y1="12.726cm" svg:x2="11.32cm" svg:y2="14.885cm">
          <text:p/>
        </draw:line>
        <draw:line draw:style-name="gr2" draw:text-style-name="P1" draw:layer="layout" svg:x1="10.685cm" svg:y1="12.98cm" svg:x2="15.384cm" svg:y2="14.631cm">
          <text:p/>
        </draw:line>
        <draw:line draw:style-name="gr2" draw:text-style-name="P1" draw:layer="layout" svg:x1="7.002cm" svg:y1="14.885cm" svg:x2="5.605cm" svg:y2="16.536cm">
          <text:p/>
        </draw:line>
        <draw:line draw:style-name="gr2" draw:text-style-name="P1" draw:layer="layout" svg:x1="6.875cm" svg:y1="14.631cm" svg:x2="8.145cm" svg:y2="16.79cm">
          <text:p/>
        </draw:line>
        <draw:line draw:style-name="gr2" draw:text-style-name="P1" draw:layer="layout" svg:x1="5.378cm" svg:y1="16.79cm" svg:x2="5.378cm" svg:y2="18.949cm">
          <text:p/>
        </draw:line>
        <draw:line draw:style-name="gr2" draw:text-style-name="P1" draw:layer="layout" svg:x1="8.145cm" svg:y1="16.917cm" svg:x2="8.145cm" svg:y2="19.076cm">
          <text:p/>
        </draw:line>
        <draw:line draw:style-name="gr2" draw:text-style-name="P1" draw:layer="layout" svg:x1="11.066cm" svg:y1="15.139cm" svg:x2="10.939cm" svg:y2="16.79cm">
          <text:p/>
        </draw:line>
        <draw:line draw:style-name="gr2" draw:text-style-name="P1" draw:layer="layout" svg:x1="11.447cm" svg:y1="15.012cm" svg:x2="13.606cm" svg:y2="16.79cm">
          <text:p/>
        </draw:line>
        <draw:line draw:style-name="gr2" draw:text-style-name="P1" draw:layer="layout" svg:x1="11.447cm" svg:y1="14.758cm" svg:x2="16.4cm" svg:y2="16.663cm">
          <text:p/>
        </draw:line>
        <draw:line draw:style-name="gr2" draw:text-style-name="P1" draw:layer="layout" svg:x1="10.812cm" svg:y1="17.044cm" svg:x2="10.939cm" svg:y2="18.695cm">
          <text:p/>
        </draw:line>
        <draw:line draw:style-name="gr2" draw:text-style-name="P1" draw:layer="layout" svg:x1="13.733cm" svg:y1="16.917cm" svg:x2="13.733cm" svg:y2="18.822cm">
          <text:p/>
        </draw:line>
        <draw:custom-shape draw:style-name="gr1" draw:text-style-name="P1" draw:layer="layout" svg:width="1.397cm" svg:height="1.397cm" svg:x="9.542cm" svg:y="11.9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13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13.9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13.99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16.0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16.0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16.0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16.0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16.0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18.12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18.1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18.1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18.1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96cm" svg:y1="13.106cm" svg:x2="7.256cm" svg:y2="14.376cm">
          <text:p/>
        </draw:line>
        <draw:line draw:style-name="gr2" draw:text-style-name="P1" draw:layer="layout" svg:x1="10.177cm" svg:y1="12.725cm" svg:x2="11.32cm" svg:y2="14.884cm">
          <text:p/>
        </draw:line>
        <draw:line draw:style-name="gr2" draw:text-style-name="P1" draw:layer="layout" svg:x1="10.685cm" svg:y1="12.979cm" svg:x2="15.384cm" svg:y2="14.63cm">
          <text:p/>
        </draw:line>
        <draw:line draw:style-name="gr2" draw:text-style-name="P1" draw:layer="layout" svg:x1="7.002cm" svg:y1="14.884cm" svg:x2="5.605cm" svg:y2="16.535cm">
          <text:p/>
        </draw:line>
        <draw:line draw:style-name="gr2" draw:text-style-name="P1" draw:layer="layout" svg:x1="6.875cm" svg:y1="14.63cm" svg:x2="8.145cm" svg:y2="16.789cm">
          <text:p/>
        </draw:line>
        <draw:line draw:style-name="gr2" draw:text-style-name="P1" draw:layer="layout" svg:x1="5.378cm" svg:y1="16.789cm" svg:x2="5.378cm" svg:y2="18.948cm">
          <text:p/>
        </draw:line>
        <draw:line draw:style-name="gr2" draw:text-style-name="P1" draw:layer="layout" svg:x1="8.145cm" svg:y1="16.916cm" svg:x2="8.145cm" svg:y2="19.075cm">
          <text:p/>
        </draw:line>
        <draw:line draw:style-name="gr2" draw:text-style-name="P1" draw:layer="layout" svg:x1="11.066cm" svg:y1="15.138cm" svg:x2="10.939cm" svg:y2="16.789cm">
          <text:p/>
        </draw:line>
        <draw:line draw:style-name="gr2" draw:text-style-name="P1" draw:layer="layout" svg:x1="11.447cm" svg:y1="15.011cm" svg:x2="13.606cm" svg:y2="16.789cm">
          <text:p/>
        </draw:line>
        <draw:line draw:style-name="gr2" draw:text-style-name="P1" draw:layer="layout" svg:x1="11.447cm" svg:y1="14.757cm" svg:x2="16.4cm" svg:y2="16.662cm">
          <text:p/>
        </draw:line>
        <draw:line draw:style-name="gr2" draw:text-style-name="P1" draw:layer="layout" svg:x1="10.812cm" svg:y1="17.043cm" svg:x2="10.939cm" svg:y2="18.694cm">
          <text:p/>
        </draw:line>
        <draw:line draw:style-name="gr2" draw:text-style-name="P1" draw:layer="layout" svg:x1="13.733cm" svg:y1="16.916cm" svg:x2="13.733cm" svg:y2="18.821cm">
          <text:p/>
        </draw:line>
        <draw:custom-shape draw:style-name="gr3" draw:text-style-name="P1" draw:layer="layout" svg:width="1.397cm" svg:height="1.397cm" svg:x="9.542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13.9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13.9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13.9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16.0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16.0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16.0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16.0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16.0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18.1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18.1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18.1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18.1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4.191cm" svg:height="1.397cm" svg:x="1.508cm" svg:y="11.29cm">
          <text:p text:style-name="P1">Query </text:p>
          <text:p text:style-name="P1">element2</text:p>
        </draw:rect>
      </draw:page>
      <draw:page draw:name="page4" draw:style-name="dp1" draw:master-page-name="Default">
        <draw:path draw:style-name="gr7" draw:text-style-name="P1" draw:layer="layout" svg:width="7.503cm" svg:height="7.528cm" svg:x="2.266cm" svg:y="13.841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7.689cm" svg:height="7.261cm" svg:x="9.82cm" svg:y="14.188cm" svg:viewBox="0 0 7690 7262" svg:d="m7690 2814c-302-1291-5125-2611-6005-2793s-1488 888-1488 888c0 0-444 4034 0 5080s1397 1000 1651 1016 1755 476 2286 127 1509-9 1651-254z">
          <text:p/>
        </draw:path>
        <draw:path draw:style-name="gr9" draw:text-style-name="P1" draw:layer="layout" svg:width="2.654cm" svg:height="5.061cm" svg:x="12.684cm" svg:y="15.75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5cm" svg:height="4.627cm" svg:x="6.731cm" svg:y="15.695cm" svg:viewBox="0 0 2876 4628" svg:d="m880 0c-1270 381-742 673-869 1562s889 2436 889 2436c0 0 254 993 1270 485s635-1143 635-1397 234-1816-147-2324-254-508-508-635z">
          <text:p/>
        </draw:path>
        <draw:path draw:style-name="gr9" draw:text-style-name="P1" draw:layer="layout" svg:width="2.654cm" svg:height="5.061cm" svg:x="9.928cm" svg:y="15.464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3.263cm" svg:y="15.672cm" svg:viewBox="0 0 3579 4483" svg:d="m1273 0c-1270 381-1138 630-1265 1519s1285 2479 1285 2479c0 0 742 828 1758 320s254-2286 254-2540 127-508-254-1016-254-508-508-635z">
          <text:p/>
        </draw:path>
        <draw:path draw:style-name="gr7" draw:text-style-name="P1" draw:layer="layout" svg:width="2.588cm" svg:height="2.716cm" svg:x="15.224cm" svg:y="5.445cm" svg:viewBox="0 0 2589 2717" svg:d="m2195 685c-302-1291-263-326-1143-508s-762 381-762 381c0 0-564 433-120 1479s856 569 1110 585 1143 254 1270-508-101 222-101-794z">
          <text:p/>
        </draw:path>
        <draw:path draw:style-name="gr7" draw:text-style-name="P1" draw:layer="layout" svg:width="2.591cm" svg:height="3.314cm" svg:x="12.507cm" svg:y="7.591cm" svg:viewBox="0 0 2592 3315" svg:d="m2463 1283c-302-1291-517-1088-1397-1270s-1338 1576-894 2622 856 569 1110 585 1143 254 1270-508-89-1429-89-1429z">
          <text:p/>
        </draw:path>
        <draw:path draw:style-name="gr7" draw:text-style-name="P1" draw:layer="layout" svg:width="2.748cm" svg:height="2.732cm" svg:x="6.588cm" svg:y="7.792cm" svg:viewBox="0 0 2749 2733" svg:d="m12 683c-127 889 762 1420 762 1420 0 0 254 993 1270 485s635-1143 635-1397-139-382-520-890-680-146-934-273c-1016 0-1086-234-1213 655z">
          <text:p/>
        </draw:path>
        <draw:path draw:style-name="gr7" draw:text-style-name="P1" draw:layer="layout" svg:width="2.301cm" svg:height="2.719cm" svg:x="9.747cm" svg:y="7.9cm" svg:viewBox="0 0 2302 2720" svg:d="m1794 339c-635-762-1524 0-1524 0 0 0-538 655-94 1701s856 569 1110 585 762 127 889-635 127-127 127-1143z">
          <text:p/>
        </draw:path>
        <draw:path draw:style-name="gr7" draw:text-style-name="P1" draw:layer="layout" svg:width="2.953cm" svg:height="2.408cm" svg:x="3.582cm" svg:y="7.839cm" svg:viewBox="0 0 2954 2409" svg:d="m720 273c-508 508-254 127-635 762s635 889 635 889c0 0 742 828 1758 320s147-1463-234-1971-508-127-762-254z">
          <text:p/>
        </draw:path>
        <draw:line draw:style-name="gr2" draw:text-style-name="P1" draw:layer="layout" svg:x1="9.542cm" svg:y1="3.201cm" svg:x2="7.002cm" svg:y2="4.471cm">
          <text:p/>
        </draw:line>
        <draw:line draw:style-name="gr2" draw:text-style-name="P1" draw:layer="layout" svg:x1="9.923cm" svg:y1="2.82cm" svg:x2="11.066cm" svg:y2="4.979cm">
          <text:p/>
        </draw:line>
        <draw:line draw:style-name="gr2" draw:text-style-name="P1" draw:layer="layout" svg:x1="10.431cm" svg:y1="3.074cm" svg:x2="15.13cm" svg:y2="4.725cm">
          <text:p/>
        </draw:line>
        <draw:line draw:style-name="gr2" draw:text-style-name="P1" draw:layer="layout" svg:x1="6.748cm" svg:y1="4.979cm" svg:x2="5.351cm" svg:y2="6.63cm">
          <text:p/>
        </draw:line>
        <draw:line draw:style-name="gr2" draw:text-style-name="P1" draw:layer="layout" svg:x1="6.621cm" svg:y1="4.725cm" svg:x2="7.891cm" svg:y2="6.884cm">
          <text:p/>
        </draw:line>
        <draw:line draw:style-name="gr2" draw:text-style-name="P1" draw:layer="layout" svg:x1="5.124cm" svg:y1="6.884cm" svg:x2="5.124cm" svg:y2="9.043cm">
          <text:p/>
        </draw:line>
        <draw:line draw:style-name="gr2" draw:text-style-name="P1" draw:layer="layout" svg:x1="7.891cm" svg:y1="7.011cm" svg:x2="7.891cm" svg:y2="9.17cm">
          <text:p/>
        </draw:line>
        <draw:line draw:style-name="gr2" draw:text-style-name="P1" draw:layer="layout" svg:x1="10.812cm" svg:y1="5.233cm" svg:x2="10.685cm" svg:y2="6.884cm">
          <text:p/>
        </draw:line>
        <draw:line draw:style-name="gr2" draw:text-style-name="P1" draw:layer="layout" svg:x1="11.193cm" svg:y1="5.106cm" svg:x2="13.352cm" svg:y2="6.884cm">
          <text:p/>
        </draw:line>
        <draw:line draw:style-name="gr2" draw:text-style-name="P1" draw:layer="layout" svg:x1="11.193cm" svg:y1="4.852cm" svg:x2="16.146cm" svg:y2="6.757cm">
          <text:p/>
        </draw:line>
        <draw:line draw:style-name="gr2" draw:text-style-name="P1" draw:layer="layout" svg:x1="10.558cm" svg:y1="7.138cm" svg:x2="10.685cm" svg:y2="8.789cm">
          <text:p/>
        </draw:line>
        <draw:line draw:style-name="gr2" draw:text-style-name="P1" draw:layer="layout" svg:x1="13.479cm" svg:y1="7.011cm" svg:x2="13.479cm" svg:y2="8.916cm">
          <text:p/>
        </draw:line>
        <draw:custom-shape draw:style-name="gr1" draw:text-style-name="P1" draw:layer="layout" svg:width="1.397cm" svg:height="1.397cm" svg:x="9.288cm" svg:y="2.0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86cm" svg:y="4.09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4.09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495cm" svg:y="4.09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462cm" svg:y="6.1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225cm" svg:y="6.12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988cm" svg:y="6.12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75cm" svg:y="6.12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511cm" svg:y="6.12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461cm" svg:y="8.22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224cm" svg:y="8.22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987cm" svg:y="8.22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749cm" svg:y="8.22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542cm" svg:y1="3.2cm" svg:x2="7.002cm" svg:y2="4.47cm">
          <text:p/>
        </draw:line>
        <draw:line draw:style-name="gr2" draw:text-style-name="P1" draw:layer="layout" svg:x1="9.923cm" svg:y1="2.819cm" svg:x2="11.066cm" svg:y2="4.978cm">
          <text:p/>
        </draw:line>
        <draw:line draw:style-name="gr2" draw:text-style-name="P1" draw:layer="layout" svg:x1="10.431cm" svg:y1="3.073cm" svg:x2="15.13cm" svg:y2="4.724cm">
          <text:p/>
        </draw:line>
        <draw:line draw:style-name="gr2" draw:text-style-name="P1" draw:layer="layout" svg:x1="6.748cm" svg:y1="4.978cm" svg:x2="5.351cm" svg:y2="6.629cm">
          <text:p/>
        </draw:line>
        <draw:line draw:style-name="gr2" draw:text-style-name="P1" draw:layer="layout" svg:x1="6.621cm" svg:y1="4.724cm" svg:x2="7.891cm" svg:y2="6.883cm">
          <text:p/>
        </draw:line>
        <draw:line draw:style-name="gr2" draw:text-style-name="P1" draw:layer="layout" svg:x1="5.124cm" svg:y1="6.883cm" svg:x2="5.124cm" svg:y2="9.042cm">
          <text:p/>
        </draw:line>
        <draw:line draw:style-name="gr2" draw:text-style-name="P1" draw:layer="layout" svg:x1="7.891cm" svg:y1="7.01cm" svg:x2="7.891cm" svg:y2="9.169cm">
          <text:p/>
        </draw:line>
        <draw:line draw:style-name="gr2" draw:text-style-name="P1" draw:layer="layout" svg:x1="10.812cm" svg:y1="5.232cm" svg:x2="10.685cm" svg:y2="6.883cm">
          <text:p/>
        </draw:line>
        <draw:line draw:style-name="gr2" draw:text-style-name="P1" draw:layer="layout" svg:x1="11.193cm" svg:y1="5.105cm" svg:x2="13.352cm" svg:y2="6.883cm">
          <text:p/>
        </draw:line>
        <draw:line draw:style-name="gr2" draw:text-style-name="P1" draw:layer="layout" svg:x1="11.193cm" svg:y1="4.851cm" svg:x2="16.146cm" svg:y2="6.756cm">
          <text:p/>
        </draw:line>
        <draw:line draw:style-name="gr2" draw:text-style-name="P1" draw:layer="layout" svg:x1="10.558cm" svg:y1="7.137cm" svg:x2="10.685cm" svg:y2="8.788cm">
          <text:p/>
        </draw:line>
        <draw:line draw:style-name="gr2" draw:text-style-name="P1" draw:layer="layout" svg:x1="13.479cm" svg:y1="7.01cm" svg:x2="13.479cm" svg:y2="8.915cm">
          <text:p/>
        </draw:line>
        <draw:custom-shape draw:style-name="gr3" draw:text-style-name="P1" draw:layer="layout" svg:width="1.397cm" svg:height="1.397cm" svg:x="9.288cm" svg:y="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86cm" svg:y="4.0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4.0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495cm" svg:y="4.0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462cm" svg:y="6.12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225cm" svg:y="6.12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988cm" svg:y="6.12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75cm" svg:y="6.12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511cm" svg:y="6.12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461cm" svg:y="8.22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224cm" svg:y="8.22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987cm" svg:y="8.22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749cm" svg:y="8.22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4.191cm" svg:height="1.397cm" svg:x="1.254cm" svg:y="1.384cm">
          <text:p text:style-name="P1">Query </text:p>
          <text:p text:style-name="P1">element3</text:p>
        </draw:rect>
        <draw:line draw:style-name="gr2" draw:text-style-name="P1" draw:layer="layout" svg:x1="9.796cm" svg:y1="13.507cm" svg:x2="7.256cm" svg:y2="14.777cm">
          <text:p/>
        </draw:line>
        <draw:line draw:style-name="gr2" draw:text-style-name="P1" draw:layer="layout" svg:x1="10.177cm" svg:y1="13.126cm" svg:x2="11.32cm" svg:y2="15.285cm">
          <text:p/>
        </draw:line>
        <draw:line draw:style-name="gr2" draw:text-style-name="P1" draw:layer="layout" svg:x1="10.685cm" svg:y1="13.38cm" svg:x2="15.384cm" svg:y2="15.031cm">
          <text:p/>
        </draw:line>
        <draw:line draw:style-name="gr2" draw:text-style-name="P1" draw:layer="layout" svg:x1="7.002cm" svg:y1="15.285cm" svg:x2="5.605cm" svg:y2="16.936cm">
          <text:p/>
        </draw:line>
        <draw:line draw:style-name="gr2" draw:text-style-name="P1" draw:layer="layout" svg:x1="6.875cm" svg:y1="15.031cm" svg:x2="8.145cm" svg:y2="17.19cm">
          <text:p/>
        </draw:line>
        <draw:line draw:style-name="gr2" draw:text-style-name="P1" draw:layer="layout" svg:x1="5.378cm" svg:y1="17.19cm" svg:x2="5.378cm" svg:y2="19.349cm">
          <text:p/>
        </draw:line>
        <draw:line draw:style-name="gr2" draw:text-style-name="P1" draw:layer="layout" svg:x1="8.145cm" svg:y1="17.317cm" svg:x2="8.145cm" svg:y2="19.476cm">
          <text:p/>
        </draw:line>
        <draw:line draw:style-name="gr2" draw:text-style-name="P1" draw:layer="layout" svg:x1="11.066cm" svg:y1="15.539cm" svg:x2="10.939cm" svg:y2="17.19cm">
          <text:p/>
        </draw:line>
        <draw:line draw:style-name="gr2" draw:text-style-name="P1" draw:layer="layout" svg:x1="11.447cm" svg:y1="15.412cm" svg:x2="13.606cm" svg:y2="17.19cm">
          <text:p/>
        </draw:line>
        <draw:line draw:style-name="gr2" draw:text-style-name="P1" draw:layer="layout" svg:x1="11.447cm" svg:y1="15.158cm" svg:x2="16.4cm" svg:y2="17.063cm">
          <text:p/>
        </draw:line>
        <draw:line draw:style-name="gr2" draw:text-style-name="P1" draw:layer="layout" svg:x1="10.812cm" svg:y1="17.444cm" svg:x2="10.939cm" svg:y2="19.095cm">
          <text:p/>
        </draw:line>
        <draw:line draw:style-name="gr2" draw:text-style-name="P1" draw:layer="layout" svg:x1="13.733cm" svg:y1="17.317cm" svg:x2="13.733cm" svg:y2="19.222cm">
          <text:p/>
        </draw:line>
        <draw:custom-shape draw:style-name="gr1" draw:text-style-name="P1" draw:layer="layout" svg:width="1.397cm" svg:height="1.397cm" svg:x="9.542cm" svg:y="12.3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14.3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14.3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14.39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16.4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16.4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16.4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16.4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16.4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18.52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18.5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18.5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18.5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96cm" svg:y1="13.506cm" svg:x2="7.256cm" svg:y2="14.776cm">
          <text:p/>
        </draw:line>
        <draw:line draw:style-name="gr2" draw:text-style-name="P1" draw:layer="layout" svg:x1="10.177cm" svg:y1="13.125cm" svg:x2="11.32cm" svg:y2="15.284cm">
          <text:p/>
        </draw:line>
        <draw:line draw:style-name="gr2" draw:text-style-name="P1" draw:layer="layout" svg:x1="10.685cm" svg:y1="13.379cm" svg:x2="15.384cm" svg:y2="15.03cm">
          <text:p/>
        </draw:line>
        <draw:line draw:style-name="gr2" draw:text-style-name="P1" draw:layer="layout" svg:x1="7.002cm" svg:y1="15.284cm" svg:x2="5.605cm" svg:y2="16.935cm">
          <text:p/>
        </draw:line>
        <draw:line draw:style-name="gr2" draw:text-style-name="P1" draw:layer="layout" svg:x1="6.875cm" svg:y1="15.03cm" svg:x2="8.145cm" svg:y2="17.189cm">
          <text:p/>
        </draw:line>
        <draw:line draw:style-name="gr2" draw:text-style-name="P1" draw:layer="layout" svg:x1="5.378cm" svg:y1="17.189cm" svg:x2="5.378cm" svg:y2="19.348cm">
          <text:p/>
        </draw:line>
        <draw:line draw:style-name="gr2" draw:text-style-name="P1" draw:layer="layout" svg:x1="8.145cm" svg:y1="17.316cm" svg:x2="8.145cm" svg:y2="19.475cm">
          <text:p/>
        </draw:line>
        <draw:line draw:style-name="gr2" draw:text-style-name="P1" draw:layer="layout" svg:x1="11.066cm" svg:y1="15.538cm" svg:x2="10.939cm" svg:y2="17.189cm">
          <text:p/>
        </draw:line>
        <draw:line draw:style-name="gr2" draw:text-style-name="P1" draw:layer="layout" svg:x1="11.447cm" svg:y1="15.411cm" svg:x2="13.606cm" svg:y2="17.189cm">
          <text:p/>
        </draw:line>
        <draw:line draw:style-name="gr2" draw:text-style-name="P1" draw:layer="layout" svg:x1="11.447cm" svg:y1="15.157cm" svg:x2="16.4cm" svg:y2="17.062cm">
          <text:p/>
        </draw:line>
        <draw:line draw:style-name="gr2" draw:text-style-name="P1" draw:layer="layout" svg:x1="10.812cm" svg:y1="17.443cm" svg:x2="10.939cm" svg:y2="19.094cm">
          <text:p/>
        </draw:line>
        <draw:line draw:style-name="gr2" draw:text-style-name="P1" draw:layer="layout" svg:x1="13.733cm" svg:y1="17.316cm" svg:x2="13.733cm" svg:y2="19.221cm">
          <text:p/>
        </draw:line>
        <draw:custom-shape draw:style-name="gr3" draw:text-style-name="P1" draw:layer="layout" svg:width="1.397cm" svg:height="1.397cm" svg:x="9.542cm" svg:y="1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24cm" svg:y="14.3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496cm" svg:y="14.3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749cm" svg:y="14.3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6cm" svg:y="16.4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9cm" svg:y="16.4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2cm" svg:y="16.4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4cm" svg:y="16.4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765cm" svg:y="16.4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4.715cm" svg:y="18.5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78cm" svg:y="18.5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0.241cm" svg:y="18.5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03cm" svg:y="18.5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draw:layer="layout" svg:width="7.874cm" svg:height="1.778cm" svg:x="1.146cm" svg:y="11.541cm">
          <text:p/>
        </draw:rect>
        <draw:rect draw:style-name="gr10" draw:text-style-name="P1" draw:layer="layout" svg:width="7.62cm" svg:height="1.524cm" svg:x="1.246cm" svg:y="11.641cm">
          <text:p/>
        </draw:rect>
        <draw:frame draw:style-name="gr11" draw:text-style-name="P2" draw:layer="layout" svg:width="7.775cm" svg:height="1.514cm" svg:x="1.273cm" svg:y="11.678cm">
          <draw:text-box>
            <text:p text:style-name="P1"><text:span text:style-name="T1">Query </text:span></text:p>
            <text:p text:style-name="P1"><text:span text:style-name="T1">element1.element2</text:span></text:p>
          </draw:text-box>
        </draw:frame>
      </draw:page>
      <draw:page draw:name="page5" draw:style-name="dp1" draw:master-page-name="Default">
        <draw:rect draw:style-name="gr12" draw:text-style-name="P1" draw:layer="layout" svg:width="8.001cm" svg:height="1.905cm" svg:x="1.127cm" svg:y="1.381cm">
          <text:p text:style-name="P1"><text:span text:style-name="T2"/></text:p>
          <text:p text:style-name="P1"><text:span text:style-name="T1"/></text:p>
          <text:p text:style-name="P1"><text:span text:style-name="T2"/></text:p>
        </draw:rect>
        <draw:path draw:style-name="gr7" draw:text-style-name="P1" draw:layer="layout" svg:width="7.503cm" svg:height="7.528cm" svg:x="3.466cm" svg:y="4.041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5.784cm" svg:height="7.261cm" svg:x="11.02cm" svg:y="4.388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1" draw:layer="layout" svg:width="2.654cm" svg:height="5.061cm" svg:x="13.884cm" svg:y="5.95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7.928cm" svg:y="5.895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1.128cm" svg:y="5.664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4.463cm" svg:y="5.872cm" svg:viewBox="0 0 3579 4483" svg:d="m1273 0c-1270 381-1138 630-1265 1519s1285 2479 1285 2479c0 0 742 828 1758 320s254-2286 254-2540 127-508-254-1016-254-508-508-635z">
          <text:p/>
        </draw:path>
        <draw:line draw:style-name="gr2" draw:text-style-name="P1" draw:layer="layout" svg:x1="10.996cm" svg:y1="3.707cm" svg:x2="8.456cm" svg:y2="4.977cm">
          <text:p/>
        </draw:line>
        <draw:line draw:style-name="gr2" draw:text-style-name="P1" draw:layer="layout" svg:x1="11.377cm" svg:y1="3.326cm" svg:x2="12.52cm" svg:y2="5.485cm">
          <text:p/>
        </draw:line>
        <draw:line draw:style-name="gr2" draw:text-style-name="P1" draw:layer="layout" svg:x1="11.885cm" svg:y1="3.58cm" svg:x2="16.584cm" svg:y2="5.231cm">
          <text:p/>
        </draw:line>
        <draw:line draw:style-name="gr2" draw:text-style-name="P1" draw:layer="layout" svg:x1="8.202cm" svg:y1="5.485cm" svg:x2="6.805cm" svg:y2="7.136cm">
          <text:p/>
        </draw:line>
        <draw:line draw:style-name="gr2" draw:text-style-name="P1" draw:layer="layout" svg:x1="8.075cm" svg:y1="5.231cm" svg:x2="9.345cm" svg:y2="7.39cm">
          <text:p/>
        </draw:line>
        <draw:line draw:style-name="gr2" draw:text-style-name="P1" draw:layer="layout" svg:x1="6.578cm" svg:y1="7.39cm" svg:x2="6.578cm" svg:y2="9.549cm">
          <text:p/>
        </draw:line>
        <draw:line draw:style-name="gr2" draw:text-style-name="P1" draw:layer="layout" svg:x1="9.345cm" svg:y1="7.517cm" svg:x2="9.345cm" svg:y2="9.676cm">
          <text:p/>
        </draw:line>
        <draw:line draw:style-name="gr2" draw:text-style-name="P1" draw:layer="layout" svg:x1="12.266cm" svg:y1="5.739cm" svg:x2="12.139cm" svg:y2="7.39cm">
          <text:p/>
        </draw:line>
        <draw:line draw:style-name="gr2" draw:text-style-name="P1" draw:layer="layout" svg:x1="12.647cm" svg:y1="5.612cm" svg:x2="14.806cm" svg:y2="7.39cm">
          <text:p/>
        </draw:line>
        <draw:line draw:style-name="gr2" draw:text-style-name="P1" draw:layer="layout" svg:x1="12.647cm" svg:y1="5.358cm" svg:x2="17.6cm" svg:y2="7.263cm">
          <text:p/>
        </draw:line>
        <draw:line draw:style-name="gr2" draw:text-style-name="P1" draw:layer="layout" svg:x1="12.012cm" svg:y1="7.644cm" svg:x2="12.139cm" svg:y2="9.295cm">
          <text:p/>
        </draw:line>
        <draw:line draw:style-name="gr2" draw:text-style-name="P1" draw:layer="layout" svg:x1="14.933cm" svg:y1="7.517cm" svg:x2="14.933cm" svg:y2="9.422cm">
          <text:p/>
        </draw:line>
        <draw:custom-shape draw:style-name="gr1" draw:text-style-name="P1" draw:layer="layout" svg:width="1.397cm" svg:height="1.397cm" svg:x="10.742cm" svg:y="2.5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4cm" svg:y="4.5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696cm" svg:y="4.5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949cm" svg:y="4.59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6cm" svg:y="6.6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9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2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4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965cm" svg:y="6.6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5cm" svg:y="8.72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8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1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3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96cm" svg:y1="3.706cm" svg:x2="8.456cm" svg:y2="4.976cm">
          <text:p/>
        </draw:line>
        <draw:line draw:style-name="gr2" draw:text-style-name="P1" draw:layer="layout" svg:x1="11.377cm" svg:y1="3.325cm" svg:x2="12.52cm" svg:y2="5.484cm">
          <text:p/>
        </draw:line>
        <draw:line draw:style-name="gr2" draw:text-style-name="P1" draw:layer="layout" svg:x1="11.885cm" svg:y1="3.579cm" svg:x2="16.584cm" svg:y2="5.23cm">
          <text:p/>
        </draw:line>
        <draw:line draw:style-name="gr2" draw:text-style-name="P1" draw:layer="layout" svg:x1="8.202cm" svg:y1="5.484cm" svg:x2="6.805cm" svg:y2="7.135cm">
          <text:p/>
        </draw:line>
        <draw:line draw:style-name="gr2" draw:text-style-name="P1" draw:layer="layout" svg:x1="8.075cm" svg:y1="5.23cm" svg:x2="9.345cm" svg:y2="7.389cm">
          <text:p/>
        </draw:line>
        <draw:line draw:style-name="gr2" draw:text-style-name="P1" draw:layer="layout" svg:x1="6.578cm" svg:y1="7.389cm" svg:x2="6.578cm" svg:y2="9.548cm">
          <text:p/>
        </draw:line>
        <draw:line draw:style-name="gr2" draw:text-style-name="P1" draw:layer="layout" svg:x1="9.345cm" svg:y1="7.516cm" svg:x2="9.345cm" svg:y2="9.675cm">
          <text:p/>
        </draw:line>
        <draw:line draw:style-name="gr2" draw:text-style-name="P1" draw:layer="layout" svg:x1="12.266cm" svg:y1="5.738cm" svg:x2="12.139cm" svg:y2="7.389cm">
          <text:p/>
        </draw:line>
        <draw:line draw:style-name="gr2" draw:text-style-name="P1" draw:layer="layout" svg:x1="12.647cm" svg:y1="5.611cm" svg:x2="14.806cm" svg:y2="7.389cm">
          <text:p/>
        </draw:line>
        <draw:line draw:style-name="gr2" draw:text-style-name="P1" draw:layer="layout" svg:x1="12.647cm" svg:y1="5.357cm" svg:x2="17.6cm" svg:y2="7.262cm">
          <text:p/>
        </draw:line>
        <draw:line draw:style-name="gr2" draw:text-style-name="P1" draw:layer="layout" svg:x1="12.012cm" svg:y1="7.643cm" svg:x2="12.139cm" svg:y2="9.294cm">
          <text:p/>
        </draw:line>
        <draw:line draw:style-name="gr2" draw:text-style-name="P1" draw:layer="layout" svg:x1="14.933cm" svg:y1="7.516cm" svg:x2="14.933cm" svg:y2="9.421cm">
          <text:p/>
        </draw:line>
        <draw:custom-shape draw:style-name="gr3" draw:text-style-name="P1" draw:layer="layout" svg:width="1.397cm" svg:height="1.397cm" svg:x="10.742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4cm" svg:y="4.5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696cm" svg:y="4.5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949cm" svg:y="4.5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6cm" svg:y="6.6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9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2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4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965cm" svg:y="6.6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5.574cm" svg:y="8.489cm" svg:viewBox="0 0 1965 1755" svg:d="m474 313c-336 339-168 84-420 508s452 707 452 707c0 0 459 438 1132 99s136-1157-116-1496-375 98-543 13z">
          <text:p/>
        </draw:path>
        <draw:custom-shape draw:style-name="gr1" draw:text-style-name="P1" draw:layer="layout" svg:width="1.397cm" svg:height="1.397cm" svg:x="5.915cm" svg:y="8.7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12cm" svg:height="1.825cm" svg:x="8.366cm" svg:y="8.571cm" svg:viewBox="0 0 1913 1826" svg:d="m8 460c-84 593 504 947 504 947 0 0 168 662 840 323s553-750 553-919-2-296-254-635-673-68-841-152c-672 0-718-157-802 436z">
          <text:p/>
        </draw:path>
        <draw:custom-shape draw:style-name="gr1" draw:text-style-name="P1" draw:layer="layout" svg:width="1.397cm" svg:height="1.397cm" svg:x="8.678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618cm" svg:height="1.848cm" svg:x="11.318cm" svg:y="8.458cm" svg:viewBox="0 0 1619 1849" svg:d="m1283 226c-420-508-1008 0-1008 0 0 0-472 509-179 1206s683 307 851 318 504 85 588-423 84-85 84-762z">
          <text:p/>
        </draw:path>
        <draw:custom-shape draw:style-name="gr1" draw:text-style-name="P1" draw:layer="layout" svg:width="1.397cm" svg:height="1.397cm" svg:x="11.441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713cm" svg:height="2.209cm" svg:x="14.081cm" svg:y="8.315cm" svg:viewBox="0 0 1714 2210" svg:d="m1630 855c-200-860-343-725-925-846s-885 1050-591 1748 566 379 734 390 756 169 840-339-58-953-58-953z">
          <text:p/>
        </draw:path>
        <draw:custom-shape draw:style-name="gr1" draw:text-style-name="P1" draw:layer="layout" svg:width="1.397cm" svg:height="1.397cm" svg:x="14.203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draw:layer="layout" svg:width="7.874cm" svg:height="1.778cm" svg:x="1.127cm" svg:y="1.381cm">
          <text:p/>
        </draw:rect>
        <draw:rect draw:style-name="gr10" draw:text-style-name="P1" draw:layer="layout" svg:width="7.62cm" svg:height="1.524cm" svg:x="1.227cm" svg:y="1.481cm">
          <text:p/>
        </draw:rect>
        <draw:frame draw:style-name="gr11" draw:text-style-name="P2" draw:layer="layout" svg:width="7.775cm" svg:height="1.514cm" svg:x="1.254cm" svg:y="1.518cm">
          <draw:text-box>
            <text:p text:style-name="P1"><text:span text:style-name="T1">Query </text:span></text:p>
            <text:p text:style-name="P1"><text:span text:style-name="T1">element1.element2.element3</text:span></text:p>
          </draw:text-box>
        </draw:frame>
        <draw:path draw:style-name="gr7" draw:text-style-name="P1" draw:layer="layout" svg:width="7.503cm" svg:height="7.528cm" svg:x="3.466cm" svg:y="4.041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8.14cm" svg:height="7.261cm" svg:x="11.02cm" svg:y="4.388cm" svg:viewBox="0 0 8141 7262" svg:d="m8141 3343c-302-1291-5576-3140-6456-3322s-1488 888-1488 888c0 0-444 4034 0 5080s1397 1000 1651 1016 1755 476 2286 127 1509-9 1651-254z">
          <text:p/>
        </draw:path>
        <draw:path draw:style-name="gr9" draw:text-style-name="P1" draw:layer="layout" svg:width="2.654cm" svg:height="5.061cm" svg:x="13.884cm" svg:y="5.95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7.928cm" svg:y="5.895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1.128cm" svg:y="5.664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4.463cm" svg:y="5.872cm" svg:viewBox="0 0 3579 4483" svg:d="m1273 0c-1270 381-1138 630-1265 1519s1285 2479 1285 2479c0 0 742 828 1758 320s254-2286 254-2540 127-508-254-1016-254-508-508-635z">
          <text:p/>
        </draw:path>
        <draw:line draw:style-name="gr2" draw:text-style-name="P1" draw:layer="layout" svg:x1="10.996cm" svg:y1="3.707cm" svg:x2="8.456cm" svg:y2="4.977cm">
          <text:p/>
        </draw:line>
        <draw:line draw:style-name="gr2" draw:text-style-name="P1" draw:layer="layout" svg:x1="11.377cm" svg:y1="3.326cm" svg:x2="12.52cm" svg:y2="5.485cm">
          <text:p/>
        </draw:line>
        <draw:line draw:style-name="gr2" draw:text-style-name="P1" draw:layer="layout" svg:x1="11.885cm" svg:y1="3.58cm" svg:x2="16.584cm" svg:y2="5.231cm">
          <text:p/>
        </draw:line>
        <draw:line draw:style-name="gr2" draw:text-style-name="P1" draw:layer="layout" svg:x1="8.202cm" svg:y1="5.485cm" svg:x2="6.805cm" svg:y2="7.136cm">
          <text:p/>
        </draw:line>
        <draw:line draw:style-name="gr2" draw:text-style-name="P1" draw:layer="layout" svg:x1="8.075cm" svg:y1="5.231cm" svg:x2="9.345cm" svg:y2="7.39cm">
          <text:p/>
        </draw:line>
        <draw:line draw:style-name="gr2" draw:text-style-name="P1" draw:layer="layout" svg:x1="6.578cm" svg:y1="7.39cm" svg:x2="6.578cm" svg:y2="9.549cm">
          <text:p/>
        </draw:line>
        <draw:line draw:style-name="gr2" draw:text-style-name="P1" draw:layer="layout" svg:x1="9.345cm" svg:y1="7.517cm" svg:x2="9.345cm" svg:y2="9.676cm">
          <text:p/>
        </draw:line>
        <draw:line draw:style-name="gr2" draw:text-style-name="P1" draw:layer="layout" svg:x1="12.266cm" svg:y1="5.739cm" svg:x2="12.139cm" svg:y2="7.39cm">
          <text:p/>
        </draw:line>
        <draw:line draw:style-name="gr2" draw:text-style-name="P1" draw:layer="layout" svg:x1="12.647cm" svg:y1="5.612cm" svg:x2="14.806cm" svg:y2="7.39cm">
          <text:p/>
        </draw:line>
        <draw:line draw:style-name="gr2" draw:text-style-name="P1" draw:layer="layout" svg:x1="12.647cm" svg:y1="5.358cm" svg:x2="17.6cm" svg:y2="7.263cm">
          <text:p/>
        </draw:line>
        <draw:line draw:style-name="gr2" draw:text-style-name="P1" draw:layer="layout" svg:x1="12.012cm" svg:y1="7.644cm" svg:x2="12.139cm" svg:y2="9.295cm">
          <text:p/>
        </draw:line>
        <draw:line draw:style-name="gr2" draw:text-style-name="P1" draw:layer="layout" svg:x1="14.933cm" svg:y1="7.517cm" svg:x2="14.933cm" svg:y2="9.422cm">
          <text:p/>
        </draw:line>
        <draw:custom-shape draw:style-name="gr1" draw:text-style-name="P1" draw:layer="layout" svg:width="1.397cm" svg:height="1.397cm" svg:x="10.742cm" svg:y="2.5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4cm" svg:y="4.5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696cm" svg:y="4.59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949cm" svg:y="4.59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6cm" svg:y="6.6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9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2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4cm" svg:y="6.62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965cm" svg:y="6.6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5cm" svg:y="8.72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8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1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3cm" svg:y="8.72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96cm" svg:y1="3.706cm" svg:x2="8.456cm" svg:y2="4.976cm">
          <text:p/>
        </draw:line>
        <draw:line draw:style-name="gr2" draw:text-style-name="P1" draw:layer="layout" svg:x1="11.377cm" svg:y1="3.325cm" svg:x2="12.52cm" svg:y2="5.484cm">
          <text:p/>
        </draw:line>
        <draw:line draw:style-name="gr2" draw:text-style-name="P1" draw:layer="layout" svg:x1="11.885cm" svg:y1="3.579cm" svg:x2="16.584cm" svg:y2="5.23cm">
          <text:p/>
        </draw:line>
        <draw:line draw:style-name="gr2" draw:text-style-name="P1" draw:layer="layout" svg:x1="8.202cm" svg:y1="5.484cm" svg:x2="6.805cm" svg:y2="7.135cm">
          <text:p/>
        </draw:line>
        <draw:line draw:style-name="gr2" draw:text-style-name="P1" draw:layer="layout" svg:x1="8.075cm" svg:y1="5.23cm" svg:x2="9.345cm" svg:y2="7.389cm">
          <text:p/>
        </draw:line>
        <draw:line draw:style-name="gr2" draw:text-style-name="P1" draw:layer="layout" svg:x1="6.578cm" svg:y1="7.389cm" svg:x2="6.578cm" svg:y2="9.548cm">
          <text:p/>
        </draw:line>
        <draw:line draw:style-name="gr2" draw:text-style-name="P1" draw:layer="layout" svg:x1="9.345cm" svg:y1="7.516cm" svg:x2="9.345cm" svg:y2="9.675cm">
          <text:p/>
        </draw:line>
        <draw:line draw:style-name="gr2" draw:text-style-name="P1" draw:layer="layout" svg:x1="12.266cm" svg:y1="5.738cm" svg:x2="12.139cm" svg:y2="7.389cm">
          <text:p/>
        </draw:line>
        <draw:line draw:style-name="gr2" draw:text-style-name="P1" draw:layer="layout" svg:x1="12.647cm" svg:y1="5.611cm" svg:x2="14.806cm" svg:y2="7.389cm">
          <text:p/>
        </draw:line>
        <draw:line draw:style-name="gr2" draw:text-style-name="P1" draw:layer="layout" svg:x1="12.647cm" svg:y1="5.357cm" svg:x2="17.6cm" svg:y2="7.262cm">
          <text:p/>
        </draw:line>
        <draw:line draw:style-name="gr2" draw:text-style-name="P1" draw:layer="layout" svg:x1="12.012cm" svg:y1="7.643cm" svg:x2="12.139cm" svg:y2="9.294cm">
          <text:p/>
        </draw:line>
        <draw:line draw:style-name="gr2" draw:text-style-name="P1" draw:layer="layout" svg:x1="14.933cm" svg:y1="7.516cm" svg:x2="14.933cm" svg:y2="9.421cm">
          <text:p/>
        </draw:line>
        <draw:custom-shape draw:style-name="gr3" draw:text-style-name="P1" draw:layer="layout" svg:width="1.397cm" svg:height="1.397cm" svg:x="10.742cm" svg:y="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44cm" svg:y="4.5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696cm" svg:y="4.59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5.949cm" svg:y="4.5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916cm" svg:y="6.6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679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442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4.204cm" svg:y="6.62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965cm" svg:y="6.6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5.574cm" svg:y="8.489cm" svg:viewBox="0 0 1965 1755" svg:d="m474 313c-336 339-168 84-420 508s452 707 452 707c0 0 459 438 1132 99s136-1157-116-1496-375 98-543 13z">
          <text:p/>
        </draw:path>
        <draw:custom-shape draw:style-name="gr1" draw:text-style-name="P1" draw:layer="layout" svg:width="1.397cm" svg:height="1.397cm" svg:x="5.915cm" svg:y="8.72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12cm" svg:height="1.825cm" svg:x="8.366cm" svg:y="8.571cm" svg:viewBox="0 0 1913 1826" svg:d="m8 460c-84 593 504 947 504 947 0 0 168 662 840 323s553-750 553-919-2-296-254-635-673-68-841-152c-672 0-718-157-802 436z">
          <text:p/>
        </draw:path>
        <draw:custom-shape draw:style-name="gr1" draw:text-style-name="P1" draw:layer="layout" svg:width="1.397cm" svg:height="1.397cm" svg:x="8.678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618cm" svg:height="1.848cm" svg:x="11.318cm" svg:y="8.458cm" svg:viewBox="0 0 1619 1849" svg:d="m1283 226c-420-508-1008 0-1008 0 0 0-472 509-179 1206s683 307 851 318 504 85 588-423 84-85 84-762z">
          <text:p/>
        </draw:path>
        <draw:custom-shape draw:style-name="gr1" draw:text-style-name="P1" draw:layer="layout" svg:width="1.397cm" svg:height="1.397cm" svg:x="11.441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713cm" svg:height="2.209cm" svg:x="14.081cm" svg:y="8.315cm" svg:viewBox="0 0 1714 2210" svg:d="m1630 855c-200-860-343-725-925-846s-885 1050-591 1748 566 379 734 390 756 169 840-339-58-953-58-953z">
          <text:p/>
        </draw:path>
        <draw:custom-shape draw:style-name="gr1" draw:text-style-name="P1" draw:layer="layout" svg:width="1.397cm" svg:height="1.397cm" svg:x="14.203cm" svg:y="8.7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7.503cm" svg:height="7.528cm" svg:x="3.122cm" svg:y="14.219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5.784cm" svg:height="7.261cm" svg:x="10.676cm" svg:y="14.566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1" draw:layer="layout" svg:width="2.654cm" svg:height="5.061cm" svg:x="13.54cm" svg:y="16.128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7.584cm" svg:y="16.073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0.784cm" svg:y="15.842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4.119cm" svg:y="16.05cm" svg:viewBox="0 0 3579 4483" svg:d="m1273 0c-1270 381-1138 630-1265 1519s1285 2479 1285 2479c0 0 742 828 1758 320s254-2286 254-2540 127-508-254-1016-254-508-508-635z">
          <text:p/>
        </draw:path>
        <draw:line draw:style-name="gr2" draw:text-style-name="P1" draw:layer="layout" svg:x1="7.858cm" svg:y1="15.663cm" svg:x2="6.461cm" svg:y2="17.314cm">
          <text:p/>
        </draw:line>
        <draw:line draw:style-name="gr2" draw:text-style-name="P1" draw:layer="layout" svg:x1="7.731cm" svg:y1="15.409cm" svg:x2="9.001cm" svg:y2="17.568cm">
          <text:p/>
        </draw:line>
        <draw:line draw:style-name="gr2" draw:text-style-name="P1" draw:layer="layout" svg:x1="6.234cm" svg:y1="17.568cm" svg:x2="6.234cm" svg:y2="19.727cm">
          <text:p/>
        </draw:line>
        <draw:line draw:style-name="gr2" draw:text-style-name="P1" draw:layer="layout" svg:x1="9.001cm" svg:y1="17.695cm" svg:x2="9.001cm" svg:y2="19.854cm">
          <text:p/>
        </draw:line>
        <draw:line draw:style-name="gr2" draw:text-style-name="P1" draw:layer="layout" svg:x1="11.922cm" svg:y1="15.917cm" svg:x2="11.795cm" svg:y2="17.568cm">
          <text:p/>
        </draw:line>
        <draw:line draw:style-name="gr2" draw:text-style-name="P1" draw:layer="layout" svg:x1="12.303cm" svg:y1="15.79cm" svg:x2="14.462cm" svg:y2="17.568cm">
          <text:p/>
        </draw:line>
        <draw:line draw:style-name="gr2" draw:text-style-name="P1" draw:layer="layout" svg:x1="11.668cm" svg:y1="17.822cm" svg:x2="11.795cm" svg:y2="19.473cm">
          <text:p/>
        </draw:line>
        <draw:line draw:style-name="gr2" draw:text-style-name="P1" draw:layer="layout" svg:x1="14.589cm" svg:y1="17.695cm" svg:x2="14.589cm" svg:y2="19.6cm">
          <text:p/>
        </draw:line>
        <draw:custom-shape draw:style-name="gr1" draw:text-style-name="P1" draw:layer="layout" svg:width="1.397cm" svg:height="1.397cm" svg:x="7.096cm" svg:y="14.7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352cm" svg:y="14.7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572cm" svg:y="16.80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335cm" svg:y="16.80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098cm" svg:y="16.80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86cm" svg:y="16.80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571cm" svg:y="18.90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334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097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859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58cm" svg:y1="15.662cm" svg:x2="6.461cm" svg:y2="17.313cm">
          <text:p/>
        </draw:line>
        <draw:line draw:style-name="gr2" draw:text-style-name="P1" draw:layer="layout" svg:x1="7.731cm" svg:y1="15.408cm" svg:x2="9.001cm" svg:y2="17.567cm">
          <text:p/>
        </draw:line>
        <draw:line draw:style-name="gr2" draw:text-style-name="P1" draw:layer="layout" svg:x1="6.234cm" svg:y1="17.567cm" svg:x2="6.234cm" svg:y2="19.726cm">
          <text:p/>
        </draw:line>
        <draw:line draw:style-name="gr2" draw:text-style-name="P1" draw:layer="layout" svg:x1="9.001cm" svg:y1="17.694cm" svg:x2="9.001cm" svg:y2="19.853cm">
          <text:p/>
        </draw:line>
        <draw:line draw:style-name="gr2" draw:text-style-name="P1" draw:layer="layout" svg:x1="11.922cm" svg:y1="15.916cm" svg:x2="11.795cm" svg:y2="17.567cm">
          <text:p/>
        </draw:line>
        <draw:line draw:style-name="gr2" draw:text-style-name="P1" draw:layer="layout" svg:x1="12.303cm" svg:y1="15.789cm" svg:x2="14.462cm" svg:y2="17.567cm">
          <text:p/>
        </draw:line>
        <draw:line draw:style-name="gr2" draw:text-style-name="P1" draw:layer="layout" svg:x1="11.668cm" svg:y1="17.821cm" svg:x2="11.795cm" svg:y2="19.472cm">
          <text:p/>
        </draw:line>
        <draw:line draw:style-name="gr2" draw:text-style-name="P1" draw:layer="layout" svg:x1="14.589cm" svg:y1="17.694cm" svg:x2="14.589cm" svg:y2="19.599cm">
          <text:p/>
        </draw:line>
        <draw:custom-shape draw:style-name="gr1" draw:text-style-name="P1" draw:layer="layout" svg:width="1.397cm" svg:height="1.397cm" svg:x="7.096cm" svg:y="14.77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352cm" svg:y="14.77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572cm" svg:y="16.80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335cm" svg:y="16.8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098cm" svg:y="16.8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86cm" svg:y="16.8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5.23cm" svg:y="18.667cm" svg:viewBox="0 0 1965 1755" svg:d="m474 313c-336 339-168 84-420 508s452 707 452 707c0 0 459 438 1132 99s136-1157-116-1496-375 98-543 13z">
          <text:p/>
        </draw:path>
        <draw:custom-shape draw:style-name="gr1" draw:text-style-name="P1" draw:layer="layout" svg:width="1.397cm" svg:height="1.397cm" svg:x="5.571cm" svg:y="18.90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12cm" svg:height="1.825cm" svg:x="8.022cm" svg:y="18.749cm" svg:viewBox="0 0 1913 1826" svg:d="m8 460c-84 593 504 947 504 947 0 0 168 662 840 323s553-750 553-919-2-296-254-635-673-68-841-152c-672 0-718-157-802 436z">
          <text:p/>
        </draw:path>
        <draw:custom-shape draw:style-name="gr1" draw:text-style-name="P1" draw:layer="layout" svg:width="1.397cm" svg:height="1.397cm" svg:x="8.334cm" svg:y="18.9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618cm" svg:height="1.848cm" svg:x="10.974cm" svg:y="18.636cm" svg:viewBox="0 0 1619 1849" svg:d="m1283 226c-420-508-1008 0-1008 0 0 0-472 509-179 1206s683 307 851 318 504 85 588-423 84-85 84-762z">
          <text:p/>
        </draw:path>
        <draw:custom-shape draw:style-name="gr1" draw:text-style-name="P1" draw:layer="layout" svg:width="1.397cm" svg:height="1.397cm" svg:x="11.097cm" svg:y="18.9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713cm" svg:height="2.209cm" svg:x="13.737cm" svg:y="18.493cm" svg:viewBox="0 0 1714 2210" svg:d="m1630 855c-200-860-343-725-925-846s-885 1050-591 1748 566 379 734 390 756 169 840-339-58-953-58-953z">
          <text:p/>
        </draw:path>
        <draw:custom-shape draw:style-name="gr1" draw:text-style-name="P1" draw:layer="layout" svg:width="1.397cm" svg:height="1.397cm" svg:x="13.859cm" svg:y="18.9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7.503cm" svg:height="7.528cm" svg:x="3.122cm" svg:y="14.219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5.784cm" svg:height="7.261cm" svg:x="10.676cm" svg:y="14.566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1" draw:layer="layout" svg:width="2.654cm" svg:height="5.061cm" svg:x="13.54cm" svg:y="16.128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7.584cm" svg:y="16.073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0.784cm" svg:y="15.842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4.119cm" svg:y="16.05cm" svg:viewBox="0 0 3579 4483" svg:d="m1273 0c-1270 381-1138 630-1265 1519s1285 2479 1285 2479c0 0 742 828 1758 320s254-2286 254-2540 127-508-254-1016-254-508-508-635z">
          <text:p/>
        </draw:path>
        <draw:custom-shape draw:style-name="gr1" draw:text-style-name="P1" draw:layer="layout" svg:width="1.397cm" svg:height="1.397cm" svg:x="5.571cm" svg:y="18.90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8.334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1.097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859cm" svg:y="18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5.23cm" svg:y="18.667cm" svg:viewBox="0 0 1965 1755" svg:d="m474 313c-336 339-168 84-420 508s452 707 452 707c0 0 459 438 1132 99s136-1157-116-1496-375 98-543 13z">
          <text:p/>
        </draw:path>
        <draw:path draw:style-name="gr13" draw:text-style-name="P1" draw:layer="layout" svg:width="1.912cm" svg:height="1.825cm" svg:x="8.022cm" svg:y="18.749cm" svg:viewBox="0 0 1913 1826" svg:d="m8 460c-84 593 504 947 504 947 0 0 168 662 840 323s553-750 553-919-2-296-254-635-673-68-841-152c-672 0-718-157-802 436z">
          <text:p/>
        </draw:path>
        <draw:path draw:style-name="gr13" draw:text-style-name="P1" draw:layer="layout" svg:width="1.618cm" svg:height="1.848cm" svg:x="10.974cm" svg:y="18.636cm" svg:viewBox="0 0 1619 1849" svg:d="m1283 226c-420-508-1008 0-1008 0 0 0-472 509-179 1206s683 307 851 318 504 85 588-423 84-85 84-762z">
          <text:p/>
        </draw:path>
        <draw:path draw:style-name="gr13" draw:text-style-name="P1" draw:layer="layout" svg:width="1.713cm" svg:height="2.209cm" svg:x="13.737cm" svg:y="18.493cm" svg:viewBox="0 0 1714 2210" svg:d="m1630 855c-200-860-343-725-925-846s-885 1050-591 1748 566 379 734 390 756 169 840-339-58-953-58-953z">
          <text:p/>
        </draw:path>
      </draw:page>
      <draw:page draw:name="page6" draw:style-name="dp1" draw:master-page-name="Default">
        <draw:path draw:style-name="gr10" draw:text-style-name="P1" draw:layer="layout" svg:width="2.1cm" svg:height="10.808cm" svg:x="13.505cm" svg:y="15.323cm" svg:viewBox="0 0 2101 10809" svg:d="m577 0c-254 381-762 2667-508 3683s381 8636 889 6858 1143-10414 1143-10414h-508l-635-127z">
          <text:p/>
        </draw:path>
        <draw:path draw:style-name="gr10" draw:text-style-name="P1" draw:layer="layout" svg:width="2.1cm" svg:height="10.808cm" svg:x="15.663cm" svg:y="15.337cm" svg:viewBox="0 0 2101 10809" svg:d="m1524 0c254 381 762 2667 508 3683s-381 8636-889 6858-1143-10414-1143-10414h508l635-127z">
          <text:p/>
        </draw:path>
        <draw:polygon draw:style-name="gr13" draw:text-style-name="P1" draw:layer="layout" svg:width="5.46cm" svg:height="8.127cm" svg:x="12.811cm" svg:y="12.684cm" svg:viewBox="0 0 5461 8128" draw:points="2032,0 889,3429 468,5529 0,8128 5461,7874 5207,6223 4699,3302 2921,0 2540,2667">
          <text:p/>
        </draw:polygon>
        <draw:path draw:style-name="gr7" draw:text-style-name="P1" draw:layer="layout" svg:width="7.503cm" svg:height="7.528cm" svg:x="1.37cm" svg:y="1.218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5.784cm" svg:height="7.261cm" svg:x="13.065cm" svg:y="1.866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1" draw:layer="layout" svg:width="2.654cm" svg:height="5.061cm" svg:x="15.929cm" svg:y="3.428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5.832cm" svg:y="3.072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3.173cm" svg:y="3.142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2.367cm" svg:y="3.049cm" svg:viewBox="0 0 3579 4483" svg:d="m1273 0c-1270 381-1138 630-1265 1519s1285 2479 1285 2479c0 0 742 828 1758 320s254-2286 254-2540 127-508-254-1016-254-508-508-635z">
          <text:p/>
        </draw:path>
        <draw:line draw:style-name="gr2" draw:text-style-name="P1" draw:layer="layout" svg:x1="6.106cm" svg:y1="2.662cm" svg:x2="4.709cm" svg:y2="4.313cm">
          <text:p/>
        </draw:line>
        <draw:line draw:style-name="gr2" draw:text-style-name="P1" draw:layer="layout" svg:x1="5.979cm" svg:y1="2.408cm" svg:x2="7.249cm" svg:y2="4.567cm">
          <text:p/>
        </draw:line>
        <draw:line draw:style-name="gr2" draw:text-style-name="P1" draw:layer="layout" svg:x1="4.482cm" svg:y1="4.567cm" svg:x2="4.482cm" svg:y2="6.726cm">
          <text:p/>
        </draw:line>
        <draw:line draw:style-name="gr2" draw:text-style-name="P1" draw:layer="layout" svg:x1="7.249cm" svg:y1="4.694cm" svg:x2="7.249cm" svg:y2="6.853cm">
          <text:p/>
        </draw:line>
        <draw:line draw:style-name="gr2" draw:text-style-name="P1" draw:layer="layout" svg:x1="14.311cm" svg:y1="3.217cm" svg:x2="14.184cm" svg:y2="4.868cm">
          <text:p/>
        </draw:line>
        <draw:line draw:style-name="gr2" draw:text-style-name="P1" draw:layer="layout" svg:x1="14.692cm" svg:y1="3.09cm" svg:x2="16.851cm" svg:y2="4.868cm">
          <text:p/>
        </draw:line>
        <draw:line draw:style-name="gr2" draw:text-style-name="P1" draw:layer="layout" svg:x1="14.057cm" svg:y1="5.122cm" svg:x2="14.184cm" svg:y2="6.773cm">
          <text:p/>
        </draw:line>
        <draw:line draw:style-name="gr2" draw:text-style-name="P1" draw:layer="layout" svg:x1="16.978cm" svg:y1="4.995cm" svg:x2="16.978cm" svg:y2="6.9cm">
          <text:p/>
        </draw:line>
        <draw:custom-shape draw:style-name="gr1" draw:text-style-name="P1" draw:layer="layout" svg:width="1.397cm" svg:height="1.397cm" svg:x="5.344cm" svg:y="1.77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741cm" svg:y="2.0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82cm" svg:y="3.80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583cm" svg:y="3.8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487cm" svg:y="4.10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249cm" svg:y="4.10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819cm" svg:y="5.90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582cm" svg:y="5.9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486cm" svg:y="6.2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248cm" svg:y="6.2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106cm" svg:y1="2.661cm" svg:x2="4.709cm" svg:y2="4.312cm">
          <text:p/>
        </draw:line>
        <draw:line draw:style-name="gr2" draw:text-style-name="P1" draw:layer="layout" svg:x1="5.979cm" svg:y1="2.407cm" svg:x2="7.249cm" svg:y2="4.566cm">
          <text:p/>
        </draw:line>
        <draw:line draw:style-name="gr2" draw:text-style-name="P1" draw:layer="layout" svg:x1="4.482cm" svg:y1="4.566cm" svg:x2="4.482cm" svg:y2="6.725cm">
          <text:p/>
        </draw:line>
        <draw:line draw:style-name="gr2" draw:text-style-name="P1" draw:layer="layout" svg:x1="7.249cm" svg:y1="4.693cm" svg:x2="7.249cm" svg:y2="6.852cm">
          <text:p/>
        </draw:line>
        <draw:line draw:style-name="gr2" draw:text-style-name="P1" draw:layer="layout" svg:x1="14.311cm" svg:y1="3.216cm" svg:x2="14.184cm" svg:y2="4.867cm">
          <text:p/>
        </draw:line>
        <draw:line draw:style-name="gr2" draw:text-style-name="P1" draw:layer="layout" svg:x1="14.692cm" svg:y1="3.089cm" svg:x2="16.851cm" svg:y2="4.867cm">
          <text:p/>
        </draw:line>
        <draw:line draw:style-name="gr2" draw:text-style-name="P1" draw:layer="layout" svg:x1="14.057cm" svg:y1="5.121cm" svg:x2="14.184cm" svg:y2="6.772cm">
          <text:p/>
        </draw:line>
        <draw:line draw:style-name="gr2" draw:text-style-name="P1" draw:layer="layout" svg:x1="16.978cm" svg:y1="4.994cm" svg:x2="16.978cm" svg:y2="6.899cm">
          <text:p/>
        </draw:line>
        <draw:custom-shape draw:style-name="gr1" draw:text-style-name="P1" draw:layer="layout" svg:width="1.397cm" svg:height="1.397cm" svg:x="5.344cm" svg:y="1.77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741cm" svg:y="2.07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82cm" svg:y="3.80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583cm" svg:y="3.80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487cm" svg:y="4.1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249cm" svg:y="4.10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3.478cm" svg:y="5.666cm" svg:viewBox="0 0 1965 1755" svg:d="m474 313c-336 339-168 84-420 508s452 707 452 707c0 0 459 438 1132 99s136-1157-116-1496-375 98-543 13z">
          <text:p/>
        </draw:path>
        <draw:custom-shape draw:style-name="gr1" draw:text-style-name="P1" draw:layer="layout" svg:width="1.397cm" svg:height="1.397cm" svg:x="3.819cm" svg:y="5.9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12cm" svg:height="1.825cm" svg:x="6.27cm" svg:y="5.748cm" svg:viewBox="0 0 1913 1826" svg:d="m8 460c-84 593 504 947 504 947 0 0 168 662 840 323s553-750 553-919-2-296-254-635-673-68-841-152c-672 0-718-157-802 436z">
          <text:p/>
        </draw:path>
        <draw:custom-shape draw:style-name="gr1" draw:text-style-name="P1" draw:layer="layout" svg:width="1.397cm" svg:height="1.397cm" svg:x="6.582cm" svg:y="5.90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618cm" svg:height="1.848cm" svg:x="13.363cm" svg:y="5.936cm" svg:viewBox="0 0 1619 1849" svg:d="m1283 226c-420-508-1008 0-1008 0 0 0-472 509-179 1206s683 307 851 318 504 85 588-423 84-85 84-762z">
          <text:p/>
        </draw:path>
        <draw:custom-shape draw:style-name="gr1" draw:text-style-name="P1" draw:layer="layout" svg:width="1.397cm" svg:height="1.397cm" svg:x="13.486cm" svg:y="6.2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713cm" svg:height="2.209cm" svg:x="16.126cm" svg:y="5.793cm" svg:viewBox="0 0 1714 2210" svg:d="m1630 855c-200-860-343-725-925-846s-885 1050-591 1748 566 379 734 390 756 169 840-339-58-953-58-953z">
          <text:p/>
        </draw:path>
        <draw:custom-shape draw:style-name="gr1" draw:text-style-name="P1" draw:layer="layout" svg:width="1.397cm" svg:height="1.397cm" svg:x="16.248cm" svg:y="6.20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7.503cm" svg:height="7.528cm" svg:x="1.37cm" svg:y="1.218cm" svg:viewBox="0 0 7504 7529" svg:d="m4980 0c-1270 381-4849 2399-4976 3288s3048 3937 3048 3937c0 0 3429 762 4064-127s381-4699 12-5129-381-635-762-1143-635-635-889-762z">
          <text:p/>
        </draw:path>
        <draw:path draw:style-name="gr7" draw:text-style-name="P1" draw:layer="layout" svg:width="5.784cm" svg:height="7.261cm" svg:x="13.065cm" svg:y="1.866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1" draw:layer="layout" svg:width="2.654cm" svg:height="5.061cm" svg:x="15.929cm" svg:y="3.428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1" draw:layer="layout" svg:width="2.878cm" svg:height="4.641cm" svg:x="5.832cm" svg:y="3.072cm" svg:viewBox="0 0 2879 4642" svg:d="m883 0c-1270 381-742 673-869 1562s678 2560 678 2560c0 0 465 869 1481 361s635-1143 635-1397 234-1816-147-2324-254-508-508-635z">
          <text:p/>
        </draw:path>
        <draw:path draw:style-name="gr9" draw:text-style-name="P1" draw:layer="layout" svg:width="2.654cm" svg:height="5.061cm" svg:x="13.173cm" svg:y="3.142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1" draw:layer="layout" svg:width="3.578cm" svg:height="4.482cm" svg:x="2.367cm" svg:y="3.049cm" svg:viewBox="0 0 3579 4483" svg:d="m1273 0c-1270 381-1138 630-1265 1519s1285 2479 1285 2479c0 0 742 828 1758 320s254-2286 254-2540 127-508-254-1016-254-508-508-635z">
          <text:p/>
        </draw:path>
        <draw:custom-shape draw:style-name="gr1" draw:text-style-name="P1" draw:layer="layout" svg:width="1.397cm" svg:height="1.397cm" svg:x="13.486cm" svg:y="6.2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6.248cm" svg:y="6.2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964cm" svg:height="1.754cm" svg:x="3.478cm" svg:y="4.966cm" svg:viewBox="0 0 1965 1755" svg:d="m474 313c-336 339-168 84-420 508s452 707 452 707c0 0 459 438 1132 99s136-1157-116-1496-375 98-543 13z">
          <text:p/>
        </draw:path>
        <draw:path draw:style-name="gr13" draw:text-style-name="P1" draw:layer="layout" svg:width="1.912cm" svg:height="1.825cm" svg:x="6.27cm" svg:y="4.848cm" svg:viewBox="0 0 1913 1826" svg:d="m8 460c-84 593 504 947 504 947 0 0 168 662 840 323s553-750 553-919-2-296-254-635-673-68-841-152c-672 0-718-157-802 436z">
          <text:p/>
        </draw:path>
        <draw:path draw:style-name="gr13" draw:text-style-name="P1" draw:layer="layout" svg:width="1.618cm" svg:height="1.848cm" svg:x="13.363cm" svg:y="5.936cm" svg:viewBox="0 0 1619 1849" svg:d="m1283 226c-420-508-1008 0-1008 0 0 0-472 509-179 1206s683 307 851 318 504 85 588-423 84-85 84-762z">
          <text:p/>
        </draw:path>
        <draw:path draw:style-name="gr13" draw:text-style-name="P1" draw:layer="layout" svg:width="1.713cm" svg:height="2.209cm" svg:x="16.126cm" svg:y="5.793cm" svg:viewBox="0 0 1714 2210" svg:d="m1630 855c-200-860-343-725-925-846s-885 1050-591 1748 566 379 734 390 756 169 840-339-58-953-58-953z">
          <text:p/>
        </draw:path>
        <draw:path draw:style-name="gr4" draw:text-style-name="P1" draw:layer="layout" svg:width="3.63cm" svg:height="7.116cm" svg:x="2.195cm" svg:y="8.747cm" svg:viewBox="0 0 3631 7117" svg:d="m3631 0c-2286 381-3302 4064-3302 4064 0 0-889 2921 254 3048s1778-2413 1778-2413l254-762z">
          <text:p/>
        </draw:path>
        <draw:path draw:style-name="gr4" draw:text-style-name="P1" draw:layer="layout" svg:width="3.63cm" svg:height="7.116cm" svg:x="7.35cm" svg:y="8.996cm" svg:viewBox="0 0 3631 7117" svg:d="m0 0c2286 381 3302 4064 3302 4064 0 0 889 2921-254 3048s-1778-2413-1778-2413l-254-762z">
          <text:p/>
        </draw:path>
        <draw:path draw:style-name="gr4" draw:text-style-name="P1" draw:layer="layout" svg:width="3.159cm" svg:height="6.183cm" svg:x="11.668cm" svg:y="9.255cm" svg:viewBox="0 0 3160 6184" svg:d="m3160 0c-1989 331-2873 3532-2873 3532 0 0-774 2538 221 2648s1547-2097 1547-2097l221-662z">
          <text:p/>
        </draw:path>
        <draw:polygon draw:style-name="gr13" draw:text-style-name="P1" draw:layer="layout" svg:width="4.317cm" svg:height="5.841cm" svg:x="13.446cm" svg:y="9.763cm" svg:viewBox="0 0 4318 5842" draw:points="1524,0 0,5842 4318,5715 2413,0 2032,2667">
          <text:p/>
        </draw:polygon>
        <draw:path draw:style-name="gr4" draw:text-style-name="P1" draw:layer="layout" svg:width="3.159cm" svg:height="6.183cm" svg:x="16.154cm" svg:y="9.471cm" svg:viewBox="0 0 3160 6184" svg:d="m0 0c1989 331 2873 3532 2873 3532 0 0 774 2538-221 2648s-1547-2097-1547-2097l-221-662z">
          <text:p/>
        </draw:path>
        <draw:polygon draw:style-name="gr13" draw:text-style-name="P1" draw:layer="layout" svg:width="4.317cm" svg:height="5.841cm" svg:x="4.429cm" svg:y="9.382cm" svg:viewBox="0 0 4318 5842" draw:points="1524,0 0,5842 4318,5715 2413,0 2032,2667">
          <text:p/>
        </draw:polygon>
        <draw:path draw:style-name="gr10" draw:text-style-name="P1" draw:layer="layout" svg:width="2.1cm" svg:height="10.808cm" svg:x="4.36cm" svg:y="15.337cm" svg:viewBox="0 0 2101 10809" svg:d="m577 0c-254 381-762 2667-508 3683s381 8636 889 6858 1143-10414 1143-10414h-508l-635-127z">
          <text:p/>
        </draw:path>
        <draw:path draw:style-name="gr10" draw:text-style-name="P1" draw:layer="layout" svg:width="2.1cm" svg:height="10.808cm" svg:x="6.518cm" svg:y="15.351cm" svg:viewBox="0 0 2101 10809" svg:d="m1524 0c254 381 762 2667 508 3683s-381 8636-889 6858-1143-10414-1143-10414h508l635-127z">
          <text:p/>
        </draw:path>
      </draw:page>
      <draw:page draw:name="page7" draw:style-name="dp1" draw:master-page-name="Default">
        <draw:rect draw:style-name="gr10" draw:text-style-name="P3" draw:layer="layout" svg:width="2.032cm" svg:height="1.143cm" svg:x="-7.327cm" svg:y="24.146cm">
          <text:p/>
        </draw:rect>
        <draw:rect draw:style-name="gr4" draw:text-style-name="P3" draw:layer="layout" svg:width="1.778cm" svg:height="0.762cm" svg:x="-7.241cm" svg:y="24.399cm">
          <text:p/>
        </draw:rect>
        <draw:rect draw:style-name="gr10" draw:text-style-name="P3" draw:layer="layout" svg:width="2.032cm" svg:height="1.143cm" svg:x="6.715cm" svg:y="13.065cm">
          <text:p/>
        </draw:rect>
        <draw:rect draw:style-name="gr10" draw:text-style-name="P3" draw:layer="layout" svg:width="2.032cm" svg:height="1.143cm" svg:x="8.915cm" svg:y="13.066cm">
          <text:p/>
        </draw:rect>
        <draw:rect draw:style-name="gr4" draw:text-style-name="P3" draw:layer="layout" svg:width="1.778cm" svg:height="0.762cm" svg:x="6.842cm" svg:y="13.319cm">
          <text:p/>
        </draw:rect>
        <draw:rect draw:style-name="gr4" draw:text-style-name="P3" draw:layer="layout" svg:width="1.778cm" svg:height="0.762cm" svg:x="9.001cm" svg:y="13.319cm">
          <text:p/>
        </draw:rect>
        <draw:path draw:style-name="gr7" draw:text-style-name="P4" draw:layer="layout" svg:width="7.503cm" svg:height="7.528cm" svg:x="3.123cm" svg:y="2.72cm" svg:viewBox="0 0 7504 7529" svg:d="m4980 0c-1270 381-4849 2399-4976 3288s3048 3937 3048 3937c0 0 3429 762 4064-127s381-4699 12-5129-381-635-762-1143-635-635-889-762z">
          <text:p/>
        </draw:path>
        <draw:path draw:style-name="gr7" draw:text-style-name="P4" draw:layer="layout" svg:width="5.784cm" svg:height="7.261cm" svg:x="10.677cm" svg:y="3.067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4" draw:layer="layout" svg:width="2.654cm" svg:height="5.061cm" svg:x="13.541cm" svg:y="4.629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4" draw:layer="layout" svg:width="2.878cm" svg:height="4.641cm" svg:x="7.585cm" svg:y="4.574cm" svg:viewBox="0 0 2879 4642" svg:d="m883 0c-1270 381-742 673-869 1562s678 2560 678 2560c0 0 465 869 1481 361s635-1143 635-1397 234-1816-147-2324-254-508-508-635z">
          <text:p/>
        </draw:path>
        <draw:path draw:style-name="gr9" draw:text-style-name="P4" draw:layer="layout" svg:width="2.654cm" svg:height="5.061cm" svg:x="10.785cm" svg:y="4.343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4" draw:layer="layout" svg:width="3.578cm" svg:height="4.482cm" svg:x="4.12cm" svg:y="4.551cm" svg:viewBox="0 0 3579 4483" svg:d="m1273 0c-1270 381-1138 630-1265 1519s1285 2479 1285 2479c0 0 742 828 1758 320s254-2286 254-2540 127-508-254-1016-254-508-508-635z">
          <text:p/>
        </draw:path>
        <draw:line draw:style-name="gr2" draw:text-style-name="P4" draw:layer="layout" svg:x1="7.859cm" svg:y1="4.164cm" svg:x2="6.462cm" svg:y2="5.815cm">
          <text:p/>
        </draw:line>
        <draw:line draw:style-name="gr2" draw:text-style-name="P4" draw:layer="layout" svg:x1="7.732cm" svg:y1="3.91cm" svg:x2="9.002cm" svg:y2="6.069cm">
          <text:p/>
        </draw:line>
        <draw:line draw:style-name="gr2" draw:text-style-name="P4" draw:layer="layout" svg:x1="6.235cm" svg:y1="6.069cm" svg:x2="6.235cm" svg:y2="8.228cm">
          <text:p/>
        </draw:line>
        <draw:line draw:style-name="gr2" draw:text-style-name="P4" draw:layer="layout" svg:x1="9.002cm" svg:y1="6.196cm" svg:x2="9.002cm" svg:y2="8.355cm">
          <text:p/>
        </draw:line>
        <draw:line draw:style-name="gr2" draw:text-style-name="P4" draw:layer="layout" svg:x1="11.923cm" svg:y1="4.418cm" svg:x2="11.796cm" svg:y2="6.069cm">
          <text:p/>
        </draw:line>
        <draw:line draw:style-name="gr2" draw:text-style-name="P4" draw:layer="layout" svg:x1="12.304cm" svg:y1="4.291cm" svg:x2="14.463cm" svg:y2="6.069cm">
          <text:p/>
        </draw:line>
        <draw:line draw:style-name="gr2" draw:text-style-name="P4" draw:layer="layout" svg:x1="11.669cm" svg:y1="6.323cm" svg:x2="11.796cm" svg:y2="7.974cm">
          <text:p/>
        </draw:line>
        <draw:line draw:style-name="gr2" draw:text-style-name="P4" draw:layer="layout" svg:x1="14.59cm" svg:y1="6.196cm" svg:x2="14.59cm" svg:y2="8.101cm">
          <text:p/>
        </draw:line>
        <draw:custom-shape draw:style-name="gr1" draw:text-style-name="P4" draw:layer="layout" svg:width="1.397cm" svg:height="1.397cm" svg:x="7.097cm" svg:y="3.276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353cm" svg:y="3.276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5.573cm" svg:y="5.307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8.336cm" svg:y="5.307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099cm" svg:y="5.307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3.861cm" svg:y="5.307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5.572cm" svg:y="7.407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8.335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098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3.86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7.859cm" svg:y1="4.163cm" svg:x2="6.462cm" svg:y2="5.814cm">
          <text:p/>
        </draw:line>
        <draw:line draw:style-name="gr2" draw:text-style-name="P4" draw:layer="layout" svg:x1="7.732cm" svg:y1="3.909cm" svg:x2="9.002cm" svg:y2="6.068cm">
          <text:p/>
        </draw:line>
        <draw:line draw:style-name="gr2" draw:text-style-name="P4" draw:layer="layout" svg:x1="6.235cm" svg:y1="6.068cm" svg:x2="6.235cm" svg:y2="8.227cm">
          <text:p/>
        </draw:line>
        <draw:line draw:style-name="gr2" draw:text-style-name="P4" draw:layer="layout" svg:x1="9.002cm" svg:y1="6.195cm" svg:x2="9.002cm" svg:y2="8.354cm">
          <text:p/>
        </draw:line>
        <draw:line draw:style-name="gr2" draw:text-style-name="P4" draw:layer="layout" svg:x1="11.923cm" svg:y1="4.417cm" svg:x2="11.796cm" svg:y2="6.068cm">
          <text:p/>
        </draw:line>
        <draw:line draw:style-name="gr2" draw:text-style-name="P4" draw:layer="layout" svg:x1="12.304cm" svg:y1="4.29cm" svg:x2="14.463cm" svg:y2="6.068cm">
          <text:p/>
        </draw:line>
        <draw:line draw:style-name="gr2" draw:text-style-name="P4" draw:layer="layout" svg:x1="11.669cm" svg:y1="6.322cm" svg:x2="11.796cm" svg:y2="7.973cm">
          <text:p/>
        </draw:line>
        <draw:line draw:style-name="gr2" draw:text-style-name="P4" draw:layer="layout" svg:x1="14.59cm" svg:y1="6.195cm" svg:x2="14.59cm" svg:y2="8.1cm">
          <text:p/>
        </draw:line>
        <draw:custom-shape draw:style-name="gr1" draw:text-style-name="P4" draw:layer="layout" svg:width="1.397cm" svg:height="1.397cm" svg:x="7.097cm" svg:y="3.275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353cm" svg:y="3.275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5.573cm" svg:y="5.306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8.336cm" svg:y="5.306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099cm" svg:y="5.306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3.861cm" svg:y="5.306cm">
          <text:p text:style-name="P1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964cm" svg:height="1.754cm" svg:x="5.231cm" svg:y="7.168cm" svg:viewBox="0 0 1965 1755" svg:d="m474 313c-336 339-168 84-420 508s452 707 452 707c0 0 459 438 1132 99s136-1157-116-1496-375 98-543 13z">
          <text:p/>
        </draw:path>
        <draw:custom-shape draw:style-name="gr1" draw:text-style-name="P4" draw:layer="layout" svg:width="1.397cm" svg:height="1.397cm" svg:x="5.572cm" svg:y="7.406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912cm" svg:height="1.825cm" svg:x="8.023cm" svg:y="7.25cm" svg:viewBox="0 0 1913 1826" svg:d="m8 460c-84 593 504 947 504 947 0 0 168 662 840 323s553-750 553-919-2-296-254-635-673-68-841-152c-672 0-718-157-802 436z">
          <text:p/>
        </draw:path>
        <draw:custom-shape draw:style-name="gr1" draw:text-style-name="P4" draw:layer="layout" svg:width="1.397cm" svg:height="1.397cm" svg:x="8.335cm" svg:y="7.406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618cm" svg:height="1.848cm" svg:x="10.975cm" svg:y="7.137cm" svg:viewBox="0 0 1619 1849" svg:d="m1283 226c-420-508-1008 0-1008 0 0 0-472 509-179 1206s683 307 851 318 504 85 588-423 84-85 84-762z">
          <text:p/>
        </draw:path>
        <draw:custom-shape draw:style-name="gr1" draw:text-style-name="P4" draw:layer="layout" svg:width="1.397cm" svg:height="1.397cm" svg:x="11.098cm" svg:y="7.406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713cm" svg:height="2.209cm" svg:x="13.738cm" svg:y="6.994cm" svg:viewBox="0 0 1714 2210" svg:d="m1630 855c-200-860-343-725-925-846s-885 1050-591 1748 566 379 734 390 756 169 840-339-58-953-58-953z">
          <text:p/>
        </draw:path>
        <draw:custom-shape draw:style-name="gr1" draw:text-style-name="P4" draw:layer="layout" svg:width="1.397cm" svg:height="1.397cm" svg:x="13.86cm" svg:y="7.406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" draw:layer="layout" svg:width="7.503cm" svg:height="7.528cm" svg:x="3.123cm" svg:y="2.72cm" svg:viewBox="0 0 7504 7529" svg:d="m4980 0c-1270 381-4849 2399-4976 3288s3048 3937 3048 3937c0 0 3429 762 4064-127s381-4699 12-5129-381-635-762-1143-635-635-889-762z">
          <text:p/>
        </draw:path>
        <draw:path draw:style-name="gr7" draw:text-style-name="P4" draw:layer="layout" svg:width="5.784cm" svg:height="7.261cm" svg:x="10.677cm" svg:y="3.067cm" svg:viewBox="0 0 5785 7262" svg:d="m5531 2560c-302-1291-2966-2357-3846-2539s-1488 888-1488 888c0 0-444 4034 0 5080s1397 1000 1651 1016 1755 476 2286 127 1509-9 1651-254z">
          <text:p/>
        </draw:path>
        <draw:path draw:style-name="gr9" draw:text-style-name="P4" draw:layer="layout" svg:width="2.654cm" svg:height="5.061cm" svg:x="13.541cm" svg:y="4.629cm" svg:viewBox="0 0 2655 5062" svg:d="m2248 1285c-302-1291-263-1088-1143-1270s-1016 1397-1016 1397c0 0-284 1925 160 2971s856 569 1110 585 1143 254 1270-508-254-1270-254-2286z">
          <text:p/>
        </draw:path>
        <draw:path draw:style-name="gr4" draw:text-style-name="P4" draw:layer="layout" svg:width="2.878cm" svg:height="4.641cm" svg:x="7.585cm" svg:y="4.574cm" svg:viewBox="0 0 2879 4642" svg:d="m883 0c-1270 381-742 673-869 1562s678 2560 678 2560c0 0 465 869 1481 361s635-1143 635-1397 234-1816-147-2324-254-508-508-635z">
          <text:p/>
        </draw:path>
        <draw:path draw:style-name="gr9" draw:text-style-name="P4" draw:layer="layout" svg:width="2.654cm" svg:height="5.061cm" svg:x="10.785cm" svg:y="4.343cm" svg:viewBox="0 0 2655 5062" svg:d="m2248 1285c-302-1291-263-1088-1143-1270s-1016 1397-1016 1397c0 0-284 1925 160 2971s856 569 1110 585 1143 254 1270-508-254-1270-254-2286z">
          <text:p/>
        </draw:path>
        <draw:path draw:style-name="gr9" draw:text-style-name="P4" draw:layer="layout" svg:width="3.578cm" svg:height="4.482cm" svg:x="4.12cm" svg:y="4.551cm" svg:viewBox="0 0 3579 4483" svg:d="m1273 0c-1270 381-1138 630-1265 1519s1285 2479 1285 2479c0 0 742 828 1758 320s254-2286 254-2540 127-508-254-1016-254-508-508-635z">
          <text:p/>
        </draw:path>
        <draw:custom-shape draw:style-name="gr1" draw:text-style-name="P4" draw:layer="layout" svg:width="1.397cm" svg:height="1.397cm" svg:x="5.572cm" svg:y="7.407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8.335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1.098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397cm" svg:height="1.397cm" svg:x="13.86cm" svg:y="7.407cm">
          <text:p text:style-name="P1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1.964cm" svg:height="1.754cm" svg:x="5.231cm" svg:y="7.168cm" svg:viewBox="0 0 1965 1755" svg:d="m474 313c-336 339-168 84-420 508s452 707 452 707c0 0 459 438 1132 99s136-1157-116-1496-375 98-543 13z">
          <text:p/>
        </draw:path>
        <draw:path draw:style-name="gr13" draw:text-style-name="P4" draw:layer="layout" svg:width="1.912cm" svg:height="1.825cm" svg:x="8.023cm" svg:y="7.25cm" svg:viewBox="0 0 1913 1826" svg:d="m8 460c-84 593 504 947 504 947 0 0 168 662 840 323s553-750 553-919-2-296-254-635-673-68-841-152c-672 0-718-157-802 436z">
          <text:p/>
        </draw:path>
        <draw:path draw:style-name="gr13" draw:text-style-name="P4" draw:layer="layout" svg:width="1.618cm" svg:height="1.848cm" svg:x="10.975cm" svg:y="7.137cm" svg:viewBox="0 0 1619 1849" svg:d="m1283 226c-420-508-1008 0-1008 0 0 0-472 509-179 1206s683 307 851 318 504 85 588-423 84-85 84-762z">
          <text:p/>
        </draw:path>
        <draw:path draw:style-name="gr13" draw:text-style-name="P4" draw:layer="layout" svg:width="1.713cm" svg:height="2.209cm" svg:x="13.738cm" svg:y="6.994cm" svg:viewBox="0 0 1714 2210" svg:d="m1630 855c-200-860-343-725-925-846s-885 1050-591 1748 566 379 734 390 756 169 840-339-58-953-58-953z">
          <text:p/>
        </draw:path>
        <draw:frame draw:style-name="gr14" draw:text-style-name="P5" draw:layer="layout" svg:width="1.27cm" svg:height="0.64cm" svg:x="4.81cm" svg:y="3.546cm">
          <draw:text-box>
            <text:p><text:span text:style-name="T4">A1</text:span></text:p>
          </draw:text-box>
        </draw:frame>
        <draw:frame draw:style-name="gr15" draw:text-style-name="P5" draw:layer="layout" svg:width="0.93cm" svg:height="0.64cm" svg:x="12.703cm" svg:y="2.789cm">
          <draw:text-box>
            <text:p><text:span text:style-name="T4">A2</text:span></text:p>
          </draw:text-box>
        </draw:frame>
        <draw:frame draw:style-name="gr15" draw:text-style-name="P5" draw:layer="layout" svg:width="1.099cm" svg:height="0.64cm" svg:x="5.572cm" svg:y="4.086cm">
          <draw:text-box>
            <text:p><text:span text:style-name="T4">A11</text:span></text:p>
          </draw:text-box>
        </draw:frame>
        <draw:frame draw:style-name="gr16" draw:text-style-name="P5" draw:layer="layout" svg:width="1.143cm" svg:height="0.64cm" svg:x="8.493cm" svg:y="4.129cm">
          <draw:text-box>
            <text:p><text:span text:style-name="T4">A12</text:span></text:p>
          </draw:text-box>
        </draw:frame>
        <draw:frame draw:style-name="gr15" draw:text-style-name="P5" draw:layer="layout" svg:width="1.124cm" svg:height="0.64cm" svg:x="11.541cm" svg:y="3.848cm">
          <draw:text-box>
            <text:p><text:span text:style-name="T4">A21</text:span></text:p>
          </draw:text-box>
        </draw:frame>
        <draw:frame draw:style-name="gr17" draw:text-style-name="P5" draw:layer="layout" svg:width="1.124cm" svg:height="0.64cm" svg:x="14.208cm" svg:y="4.102cm">
          <draw:text-box>
            <text:p><text:span text:style-name="T4">A22</text:span></text:p>
          </draw:text-box>
        </draw:frame>
        <draw:frame draw:style-name="gr14" draw:text-style-name="P5" draw:layer="layout" svg:width="1.778cm" svg:height="0.64cm" svg:x="5.191cm" svg:y="6.583cm">
          <draw:text-box>
            <text:p><text:span text:style-name="T4">A111</text:span></text:p>
          </draw:text-box>
        </draw:frame>
        <draw:frame draw:style-name="gr15" draw:text-style-name="P5" draw:layer="layout" svg:width="1.319cm" svg:height="0.64cm" svg:x="8.442cm" svg:y="6.638cm">
          <draw:text-box>
            <text:p><text:span text:style-name="T4">A121</text:span></text:p>
          </draw:text-box>
        </draw:frame>
        <draw:frame draw:style-name="gr15" draw:text-style-name="P5" draw:layer="layout" svg:width="1.294cm" svg:height="0.64cm" svg:x="11.414cm" svg:y="6.461cm">
          <draw:text-box>
            <text:p><text:span text:style-name="T4">A211</text:span></text:p>
          </draw:text-box>
        </draw:frame>
        <draw:frame draw:style-name="gr15" draw:text-style-name="P5" draw:layer="layout" svg:width="1.319cm" svg:height="0.64cm" svg:x="14.208cm" svg:y="6.334cm">
          <draw:text-box>
            <text:p><text:span text:style-name="T4">A221</text:span></text:p>
          </draw:text-box>
        </draw:frame>
        <draw:rect draw:style-name="gr18" draw:text-style-name="P3" draw:layer="layout" svg:width="1.778cm" svg:height="0.762cm" svg:x="6.853cm" svg:y="11.541cm">
          <text:p text:style-name="P1"><text:span text:style-name="T5"><text:s text:c="5"/></text:span></text:p>
        </draw:rect>
        <draw:frame draw:style-name="gr15" draw:text-style-name="P5" draw:layer="layout" svg:width="3.249cm" svg:height="1.418cm" svg:x="5.048cm" svg:y="11.541cm">
          <draw:text-box>
            <text:p><text:span text:style-name="T4">element1 <text:s text:c="3"/>A1 A2</text:span></text:p>
            <text:p><text:span text:style-name="T4"/></text:p>
            <text:p><text:span text:style-name="T4"/></text:p>
          </draw:text-box>
        </draw:frame>
        <draw:frame draw:style-name="gr19" draw:text-style-name="P5" draw:layer="layout" svg:width="3.683cm" svg:height="1.204cm" svg:x="4.175cm" svg:y="13.192cm">
          <draw:text-box>
            <text:p/>
          </draw:text-box>
        </draw:frame>
        <draw:frame draw:style-name="gr20" draw:text-style-name="P5" draw:layer="layout" svg:width="2.286cm" svg:height="1.139cm" svg:x="1.889cm" svg:y="11.541cm">
          <draw:text-box>
            <text:p>Hop1</text:p>
          </draw:text-box>
        </draw:frame>
        <draw:frame draw:style-name="gr21" draw:text-style-name="P5" draw:layer="layout" svg:width="2.013cm" svg:height="0.964cm" svg:x="2.035cm" svg:y="13.192cm">
          <draw:text-box>
            <text:p>Hop2</text:p>
          </draw:text-box>
        </draw:frame>
        <draw:frame draw:style-name="gr22" draw:text-style-name="P5" draw:layer="layout" svg:width="9.906cm" svg:height="0.885cm" svg:x="4.302cm" svg:y="13.319cm">
          <draw:text-box>
            <text:p><text:span text:style-name="T6">element2 <text:s text:c="9"/>A11 A12 <text:s text:c="9"/>A21 A22 <text:s text:c="4"/></text:span></text:p>
          </draw:text-box>
        </draw:frame>
        <draw:frame draw:style-name="gr23" draw:text-style-name="P5" draw:layer="layout" svg:width="2.159cm" svg:height="1.647cm" svg:x="2.143cm" svg:y="15.478cm">
          <draw:text-box>
            <text:p>Hop3</text:p>
          </draw:text-box>
        </draw:frame>
        <draw:rect draw:style-name="gr10" draw:text-style-name="P3" draw:layer="layout" svg:width="2.439cm" svg:height="1.371cm" svg:x="6.715cm" svg:y="14.965cm">
          <text:p/>
        </draw:rect>
        <draw:rect draw:style-name="gr10" draw:text-style-name="P3" draw:layer="layout" svg:width="2.439cm" svg:height="1.371cm" svg:x="9.356cm" svg:y="14.966cm">
          <text:p/>
        </draw:rect>
        <draw:rect draw:style-name="gr4" draw:text-style-name="P3" draw:layer="layout" svg:width="2.135cm" svg:height="0.913cm" svg:x="6.867cm" svg:y="15.27cm">
          <text:p/>
        </draw:rect>
        <draw:rect draw:style-name="gr4" draw:text-style-name="P3" draw:layer="layout" svg:width="2.134cm" svg:height="0.913cm" svg:x="9.459cm" svg:y="15.27cm">
          <text:p/>
        </draw:rect>
        <draw:rect draw:style-name="gr10" draw:text-style-name="P3" draw:layer="layout" svg:width="2.439cm" svg:height="1.371cm" svg:x="12.215cm" svg:y="14.965cm">
          <text:p/>
        </draw:rect>
        <draw:rect draw:style-name="gr10" draw:text-style-name="P3" draw:layer="layout" svg:width="2.439cm" svg:height="1.371cm" svg:x="14.856cm" svg:y="14.966cm">
          <text:p/>
        </draw:rect>
        <draw:rect draw:style-name="gr4" draw:text-style-name="P3" draw:layer="layout" svg:width="2.135cm" svg:height="0.913cm" svg:x="12.367cm" svg:y="15.27cm">
          <text:p/>
        </draw:rect>
        <draw:rect draw:style-name="gr4" draw:text-style-name="P3" draw:layer="layout" svg:width="2.134cm" svg:height="0.913cm" svg:x="14.959cm" svg:y="15.27cm">
          <text:p/>
        </draw:rect>
        <draw:rect draw:style-name="gr13" draw:text-style-name="P6" draw:layer="layout" svg:width="1.905cm" svg:height="0.635cm" svg:x="6.969cm" svg:y="15.478cm">
          <text:p/>
        </draw:rect>
        <draw:rect draw:style-name="gr13" draw:text-style-name="P6" draw:layer="layout" svg:width="1.905cm" svg:height="0.635cm" svg:x="15.07cm" svg:y="15.479cm">
          <text:p/>
        </draw:rect>
        <draw:rect draw:style-name="gr13" draw:text-style-name="P6" draw:layer="layout" svg:width="1.905cm" svg:height="0.635cm" svg:x="12.47cm" svg:y="15.479cm">
          <text:p/>
        </draw:rect>
        <draw:rect draw:style-name="gr13" draw:text-style-name="P6" draw:layer="layout" svg:width="1.905cm" svg:height="0.635cm" svg:x="9.57cm" svg:y="15.479cm">
          <text:p/>
        </draw:rect>
        <draw:frame draw:style-name="gr24" draw:text-style-name="P5" draw:layer="layout" svg:width="13.208cm" svg:height="1.266cm" svg:x="4.556cm" svg:y="15.478cm">
          <draw:text-box>
            <text:p><text:span text:style-name="T4">element3 <text:s text:c="11"/>A111 <text:s text:c="17"/>A121 <text:s text:c="19"/>A211 <text:s text:c="19"/>A221</text:span></text:p>
          </draw:text-box>
        </draw:frame>
        <draw:frame draw:style-name="gr25" draw:text-style-name="P5" draw:layer="layout" svg:width="14.986cm" svg:height="3.811cm" svg:x="2.524cm" svg:y="17.891cm">
          <draw:text-box>
            <text:p>element1, element2 and element3 are the parameters of the search. The html nodes are the result of that search. So we have <text:s/>…</text:p>
            <text:p/>
            <text:p/>
          </draw:text-box>
        </draw:frame>
        <draw:frame draw:style-name="gr24" draw:text-style-name="P5" draw:layer="layout" svg:width="11.684cm" svg:height="2.387cm" svg:x="2.778cm" svg:y="21.066cm">
          <draw:text-box>
            <text:p>H: HTML nodes </text:p>
            <text:p>O: of </text:p>
            <text:p>P: a parameter </text:p>
          </draw:text-box>
        </draw:frame>
        <draw:frame draw:style-name="gr15" draw:layer="layout" svg:width="0.853cm" svg:height="0.963cm" svg:x="7.223cm" svg:y="29.702cm">
          <draw:text-box>
            <text:p>a</text:p>
          </draw:text-box>
        </draw:frame>
        <draw:frame draw:style-name="gr15" draw:layer="layout" svg:width="0.853cm" svg:height="0.963cm" svg:x="5.699cm" svg:y="31.734cm">
          <draw:text-box>
            <text:p>2</text:p>
          </draw:text-box>
        </draw:frame>
        <draw:frame draw:style-name="gr26" draw:layer="layout" svg:width="2.413cm" svg:height="2.413cm" svg:x="9.636cm" svg:y="31.48cm">
          <draw:text-box>
            <text:p>3</text:p>
          </draw:text-box>
        </draw:frame>
        <draw:frame draw:style-name="gr15" draw:layer="layout" svg:width="0.853cm" svg:height="0.963cm" svg:x="3.667cm" svg:y="33.639cm">
          <draw:text-box>
            <text:p>4</text:p>
          </draw:text-box>
        </draw:frame>
        <draw:frame draw:style-name="gr15" draw:layer="layout" svg:width="0.853cm" svg:height="0.963cm" svg:x="7.223cm" svg:y="33.639cm">
          <draw:text-box>
            <text:p>5</text:p>
          </draw:text-box>
        </draw:frame>
        <draw:frame draw:style-name="gr15" draw:layer="layout" svg:width="0.853cm" svg:height="0.963cm" svg:x="9.509cm" svg:y="33.893cm">
          <draw:text-box>
            <text:p>6</text:p>
          </draw:text-box>
        </draw:frame>
        <draw:frame draw:style-name="gr15" draw:layer="layout" svg:width="0.853cm" svg:height="0.963cm" svg:x="11.795cm" svg:y="33.639cm">
          <draw:text-box>
            <text:p>7</text:p>
          </draw:text-box>
        </draw:frame>
        <draw:frame draw:style-name="gr15" draw:layer="layout" svg:width="0.853cm" svg:height="0.963cm" svg:x="2.778cm" svg:y="35.417cm">
          <draw:text-box>
            <text:p>8</text:p>
          </draw:text-box>
        </draw:frame>
        <draw:frame draw:style-name="gr15" draw:layer="layout" svg:width="0.853cm" svg:height="0.963cm" svg:x="4.302cm" svg:y="35.671cm">
          <draw:text-box>
            <text:p>9</text:p>
          </draw:text-box>
        </draw:frame>
        <draw:frame draw:style-name="gr15" draw:layer="layout" svg:width="1.205cm" svg:height="0.963cm" svg:x="6.715cm" svg:y="35.798cm">
          <draw:text-box>
            <text:p>10</text:p>
          </draw:text-box>
        </draw:frame>
        <draw:frame draw:style-name="gr15" draw:layer="layout" svg:width="1.158cm" svg:height="0.963cm" svg:x="8.239cm" svg:y="35.925cm">
          <draw:text-box>
            <text:p>11</text:p>
          </draw:text-box>
        </draw:frame>
        <draw:frame draw:style-name="gr15" draw:layer="layout" svg:width="1.205cm" svg:height="0.963cm" svg:x="9.763cm" svg:y="35.925cm">
          <draw:text-box>
            <text:p>12</text:p>
          </draw:text-box>
        </draw:frame>
        <draw:frame draw:style-name="gr15" draw:layer="layout" svg:width="1.205cm" svg:height="0.963cm" svg:x="11.033cm" svg:y="36.179cm">
          <draw:text-box>
            <text:p>13</text:p>
          </draw:text-box>
        </draw:frame>
        <draw:frame draw:style-name="gr15" draw:layer="layout" svg:width="1.205cm" svg:height="0.963cm" svg:x="12.43cm" svg:y="36.306cm">
          <draw:text-box>
            <text:p>14</text:p>
          </draw:text-box>
        </draw:frame>
        <draw:frame draw:style-name="gr15" draw:layer="layout" svg:width="1.205cm" svg:height="0.963cm" svg:x="13.954cm" svg:y="36.306cm">
          <draw:text-box>
            <text:p>15</text:p>
          </draw:text-box>
        </draw:frame>
        <draw:line draw:style-name="gr2" draw:text-style-name="P1" draw:layer="layout" svg:x1="7.223cm" svg:y1="30.718cm" svg:x2="6.461cm" svg:y2="31.861cm">
          <text:p/>
        </draw:line>
        <draw:line draw:style-name="gr2" draw:text-style-name="P1" draw:layer="layout" svg:x1="8.112cm" svg:y1="30.972cm" svg:x2="9.382cm" svg:y2="31.734cm">
          <text:p/>
        </draw:line>
        <draw:line draw:style-name="gr2" draw:text-style-name="P1" draw:layer="layout" svg:x1="5.445cm" svg:y1="32.496cm" svg:x2="4.302cm" svg:y2="33.893cm">
          <text:p/>
        </draw:line>
        <draw:line draw:style-name="gr2" draw:text-style-name="P1" draw:layer="layout" svg:x1="6.334cm" svg:y1="32.75cm" svg:x2="7.477cm" svg:y2="33.766cm">
          <text:p/>
        </draw:line>
        <draw:line draw:style-name="gr2" draw:text-style-name="P1" draw:layer="layout" svg:x1="10.017cm" svg:y1="32.496cm" svg:x2="10.017cm" svg:y2="33.893cm">
          <text:p/>
        </draw:line>
        <draw:line draw:style-name="gr2" draw:text-style-name="P1" draw:layer="layout" svg:x1="10.271cm" svg:y1="32.496cm" svg:x2="11.922cm" svg:y2="33.639cm">
          <text:p/>
        </draw:line>
        <draw:line draw:style-name="gr2" draw:text-style-name="P1" draw:layer="layout" svg:x1="3.921cm" svg:y1="34.655cm" svg:x2="3.286cm" svg:y2="35.544cm">
          <text:p/>
        </draw:line>
        <draw:line draw:style-name="gr2" draw:text-style-name="P1" draw:layer="layout" svg:x1="4.175cm" svg:y1="34.655cm" svg:x2="4.429cm" svg:y2="35.544cm">
          <text:p/>
        </draw:line>
        <draw:line draw:style-name="gr2" draw:text-style-name="P1" draw:layer="layout" svg:x1="7.477cm" svg:y1="34.528cm" svg:x2="7.35cm" svg:y2="35.671cm">
          <text:p/>
        </draw:line>
        <draw:line draw:style-name="gr2" draw:text-style-name="P1" draw:layer="layout" svg:x1="7.731cm" svg:y1="34.655cm" svg:x2="8.239cm" svg:y2="35.925cm">
          <text:p/>
        </draw:line>
        <draw:line draw:style-name="gr2" draw:text-style-name="P1" draw:layer="layout" svg:x1="10.144cm" svg:y1="35.036cm" svg:x2="10.271cm" svg:y2="36.052cm">
          <text:p/>
        </draw:line>
        <draw:line draw:style-name="gr2" draw:text-style-name="P1" draw:layer="layout" svg:x1="10.398cm" svg:y1="34.909cm" svg:x2="11.287cm" svg:y2="36.052cm">
          <text:p/>
        </draw:line>
        <draw:line draw:style-name="gr2" draw:text-style-name="P1" draw:layer="layout" svg:x1="12.303cm" svg:y1="34.528cm" svg:x2="12.684cm" svg:y2="36.179cm">
          <text:p/>
        </draw:line>
        <draw:line draw:style-name="gr2" draw:text-style-name="P1" draw:layer="layout" svg:x1="12.557cm" svg:y1="34.528cm" svg:x2="14.208cm" svg:y2="36.306cm">
          <text:p/>
        </draw:line>
        <draw:frame draw:style-name="gr25" draw:layer="layout" svg:width="3.81cm" svg:height="1.012cm" svg:x="0.238cm" svg:y="31.734cm">
          <draw:text-box>
            <text:p>element1</text:p>
          </draw:text-box>
        </draw:frame>
        <draw:frame draw:style-name="gr24" draw:layer="layout" svg:width="3.54cm" svg:height="1.266cm" svg:x="0cm" svg:y="33.385cm">
          <draw:text-box>
            <text:p>element2</text:p>
          </draw:text-box>
        </draw:frame>
        <draw:frame draw:style-name="gr20" draw:layer="layout" svg:width="3.302cm" svg:height="1.139cm" svg:x="-0.524cm" svg:y="35.163cm">
          <draw:text-box>
            <text:p>element3</text:p>
          </draw:text-box>
        </draw:frame>
        <draw:frame draw:style-name="gr24" draw:layer="layout" svg:width="5.207cm" svg:height="1.266cm" svg:x="14.462cm" svg:y="31.226cm">
          <draw:text-box>
            <text:p>[2 <text:s text:c="2"/>3 ]</text:p>
          </draw:text-box>
        </draw:frame>
        <draw:frame draw:style-name="gr20" draw:layer="layout" svg:width="7.112cm" svg:height="1.139cm" svg:x="14.335cm" svg:y="33.385cm">
          <draw:text-box>
            <text:p>[[4 5 ] <text:s/>[6 7]</text:p>
          </draw:text-box>
        </draw:frame>
        <draw:frame draw:style-name="gr27" draw:layer="layout" svg:width="7.366cm" svg:height="1.393cm" svg:x="15.478cm" svg:y="35.925cm">
          <draw:text-box>
            <text:p>[[ [8 9] </text:p>
          </draw:text-box>
        </draw:frame>
        <draw:rect draw:style-name="gr10" draw:text-style-name="P3" draw:layer="layout" svg:width="2.032cm" svg:height="1.143cm" svg:x="-11.827cm" svg:y="24.144cm">
          <text:p/>
        </draw:rect>
        <draw:rect draw:style-name="gr10" draw:text-style-name="P3" draw:layer="layout" svg:width="2.032cm" svg:height="1.143cm" svg:x="-9.627cm" svg:y="24.145cm">
          <text:p/>
        </draw:rect>
        <draw:rect draw:style-name="gr4" draw:text-style-name="P3" draw:layer="layout" svg:width="1.778cm" svg:height="0.762cm" svg:x="-11.7cm" svg:y="24.398cm">
          <text:p/>
        </draw:rect>
        <draw:rect draw:style-name="gr4" draw:text-style-name="P3" draw:layer="layout" svg:width="1.778cm" svg:height="0.762cm" svg:x="-9.541cm" svg:y="24.398cm">
          <text:p/>
        </draw:rect>
        <draw:rect draw:style-name="gr18" draw:text-style-name="P3" draw:layer="layout" svg:width="2.667cm" svg:height="0.762cm" draw:transform="skewX (-0.0171042266695412) rotate (-0.016929693745529) translate (-11.7cm 22.717cm)">
          <text:p text:style-name="P1"><text:span text:style-name="T5"><text:s text:c="5"/></text:span></text:p>
        </draw:rect>
        <draw:frame draw:style-name="gr15" draw:text-style-name="P5" draw:layer="layout" svg:width="3.931cm" svg:height="1.418cm" svg:x="-13.494cm" svg:y="22.62cm">
          <draw:text-box>
            <text:p><text:span text:style-name="T4">element1 <text:s text:c="3"/>pl1 pl2 pl3</text:span></text:p>
            <text:p><text:span text:style-name="T4"/></text:p>
            <text:p><text:span text:style-name="T4"/></text:p>
          </draw:text-box>
        </draw:frame>
        <draw:frame draw:style-name="gr19" draw:text-style-name="P5" draw:layer="layout" svg:width="3.683cm" svg:height="1.204cm" svg:x="-14.367cm" svg:y="24.271cm">
          <draw:text-box>
            <text:p/>
          </draw:text-box>
        </draw:frame>
        <draw:frame draw:style-name="gr20" draw:text-style-name="P5" draw:layer="layout" svg:width="2.286cm" svg:height="1.139cm" svg:x="-16.653cm" svg:y="22.62cm">
          <draw:text-box>
            <text:p>Hop1</text:p>
          </draw:text-box>
        </draw:frame>
        <draw:frame draw:style-name="gr21" draw:text-style-name="P5" draw:layer="layout" svg:width="2.013cm" svg:height="0.964cm" svg:x="-16.507cm" svg:y="24.271cm">
          <draw:text-box>
            <text:p>Hop2</text:p>
          </draw:text-box>
        </draw:frame>
        <draw:frame draw:style-name="gr22" draw:text-style-name="P5" draw:layer="layout" svg:width="9.906cm" svg:height="1.418cm" svg:x="-14.24cm" svg:y="24.398cm">
          <draw:text-box>
            <text:p><text:span text:style-name="T6">element2 <text:s text:c="9"/>Dizzy <text:s text:c="14"/>Paul <text:s text:c="19"/>Joe </text:span></text:p>
            <text:p><text:span text:style-name="T6"><text:s text:c="26"/></text:span><text:span text:style-name="T6">Jay</text:span></text:p>
            <text:p><text:span text:style-name="T6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Kelly</meta:initial-creator>
    <meta:creation-date>2017-01-18T18:19:29.14</meta:creation-date>
    <dc:date>2017-01-23T21:38:19.25</dc:date>
    <dc:creator>Tim Kelly</dc:creator>
    <meta:editing-duration>PT10H42M16S</meta:editing-duration>
    <meta:editing-cycles>11</meta:editing-cycles>
    <meta:generator>OpenOffice/4.0.1$Win32 OpenOffice.org_project/401m5$Build-9714</meta:generator>
    <meta:document-statistic meta:object-count="675"/>
  </office:meta>
</office:document-meta>
</file>